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52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4"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3" style:family="table-cell" style:parent-style-name="Default">
      <style:table-cell-properties fo:border-bottom="0.74pt solid #000000" style:diagonal-bl-tr="none" style:diagonal-tl-br="none" fo:wrap-option="wrap"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20" style:family="table-cell" style:parent-style-name="Default">
      <style:table-cell-properties fo:wrap-option="wrap"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30" style:family="table-cell" style:parent-style-name="Default">
      <style:table-cell-properties fo:border-bottom="0.74pt solid #000000" style:diagonal-bl-tr="none" style:diagonal-tl-br="none" fo:wrap-option="wrap"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order-bottom="0.74pt solid #000000" style:diagonal-bl-tr="none" style:diagonal-tl-br="none" fo:wrap-option="wrap"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2"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false"/>
    </style:style>
    <style:style style:name="ce43"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0"/>
        <table:table-column table:style-name="co2" table:number-columns-repeated="5" table:default-cell-style-name="ce20"/>
        <table:table-column table:style-name="co3" table:number-columns-repeated="4" table:default-cell-style-name="ce20"/>
        <table:table-column table:style-name="co4" table:number-columns-repeated="16" table:default-cell-style-name="ce20"/>
        <table:table-column table:style-name="co5" table:number-columns-repeated="998" table:default-cell-style-name="ce20"/>
        <table:table-row table:style-name="ro1">
          <table:table-cell table:style-name="ce4"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998])" office:value-type="float" office:value="1565" calcext:value-type="float">
            <text:p>1565</text:p>
          </table:table-cell>
          <table:table-cell table:style-name="ce7" table:formula="of:=COUNTIF([.B7:.B999998];&quot;X&quot;)" office:value-type="float" office:value="1366" calcext:value-type="float">
            <text:p>1366</text:p>
          </table:table-cell>
          <table:table-cell table:style-name="ce7" table:formula="of:=COUNTIF([.C7:.C999998];&quot;X&quot;)" office:value-type="float" office:value="25" calcext:value-type="float">
            <text:p>25</text:p>
          </table:table-cell>
          <table:table-cell table:style-name="ce7" table:formula="of:=COUNTIF([.D7:.D999998];&quot;X&quot;)" office:value-type="float" office:value="98" calcext:value-type="float">
            <text:p>98</text:p>
          </table:table-cell>
          <table:table-cell table:style-name="ce7" table:formula="of:=COUNTIF([.E7:.E999998];&quot;X&quot;)" office:value-type="float" office:value="1" calcext:value-type="float">
            <text:p>1</text:p>
          </table:table-cell>
          <table:table-cell table:style-name="ce7" table:formula="of:=COUNTIF([.F7:.F999998];&quot;X&quot;)" office:value-type="float" office:value="179" calcext:value-type="float">
            <text:p>179</text:p>
          </table:table-cell>
          <table:table-cell table:style-name="ce25" table:formula="of:=SUM([.B2:.F2])" office:value-type="float" office:value="1669" calcext:value-type="float">
            <text:p>1669</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30"/>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4" office:value-type="string" calcext:value-type="string" table:number-columns-spanned="5" table:number-rows-spanned="1">
            <text:p>Emoção mais frequente no dia</text:p>
          </table:table-cell>
          <table:covered-table-cell table:number-columns-repeated="3" table:style-name="ce30"/>
          <table:covered-table-cell table:style-name="ce32"/>
          <table:table-cell table:style-name="ce24" office:value-type="string" calcext:value-type="string" table:number-columns-spanned="1" table:number-rows-spanned="2">
            <text:p>Gatilho: que situações dispararam essa emoção em você?</text:p>
          </table:table-cell>
          <table:table-cell table:style-name="ce24" office:value-type="string" calcext:value-type="string" table:number-columns-spanned="1" table:number-rows-spanned="2">
            <text:p>Sua reação: como você efetivamente agiu após essa emoção?</text:p>
          </table:table-cell>
          <table:table-cell table:style-name="ce24" office:value-type="string" calcext:value-type="string" table:number-columns-spanned="1" table:number-rows-spanned="2">
            <text:p>Reações alternativas: de que outras maneiras você poderia ter reagido?</text:p>
          </table:table-cell>
          <table:table-cell table:style-name="ce24"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3"/>
          <table:table-cell table:style-name="ce24" office:value-type="string" calcext:value-type="string">
            <text:p>Alegria</text:p>
          </table:table-cell>
          <table:table-cell table:style-name="ce24" office:value-type="string" calcext:value-type="string">
            <text:p>Raiva</text:p>
          </table:table-cell>
          <table:table-cell table:style-name="ce24" office:value-type="string" calcext:value-type="string">
            <text:p>Medo</text:p>
          </table:table-cell>
          <table:table-cell table:style-name="ce24" office:value-type="string" calcext:value-type="string">
            <text:p>Nojo</text:p>
          </table:table-cell>
          <table:table-cell table:style-name="ce24" office:value-type="string" calcext:value-type="string">
            <text:p>Tristeza</text:p>
          </table:table-cell>
          <table:covered-table-cell table:number-columns-repeated="4" table:style-name="ce13"/>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 e jantinha.</text:p>
          </table:table-cell>
          <table:table-cell table:style-name="ce2" table:number-columns-repeated="16"/>
          <table:table-cell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number-columns-repeated="998"/>
        </table:table-row>
        <table:table-row table:style-name="ro13">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90]+1" office:value-type="date" office:date-value="2024-08-23" calcext:value-type="date">
            <text:p>23/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 Tenho me esforçado, porém, a vida deu aquela brec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991]+1" office:value-type="date" office:date-value="2024-08-24" calcext:value-type="date">
            <text:p>2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92]+1" office:value-type="date" office:date-value="2024-08-25" calcext:value-type="date">
            <text:p>2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servindo a Deus, comunhão com a família de irmãos que tanto amamos, compartilhando vida n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3]+1" office:value-type="date" office:date-value="2024-08-26" calcext:value-type="date">
            <text:p>2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94]+1" office:value-type="date" office:date-value="2024-08-27" calcext:value-type="date">
            <text:p>27/08/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Hoje eu me senti um pouco melhor, porém, ainda estou bem triste. E, olhando meus últimos dias, essa tristeza tem sido recorrente. Estou com um pouco de medo de estar emocionalmente do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95]+1" office:value-type="date" office:date-value="2024-08-28" calcext:value-type="date">
            <text:p>2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alguma coisa e evoluir na tarefa em minha respons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996]+1" office:value-type="date" office:date-value="2024-08-29" calcext:value-type="date">
            <text:p>29/08/2024</text:p>
          </table:table-cell>
          <table:table-cell table:style-name="ce10" table:number-columns-repeated="4"/>
          <table:table-cell table:style-name="ce10" office:value-type="string" calcext:value-type="string">
            <text:p>X</text:p>
          </table:table-cell>
          <table:table-cell table:style-name="ce15" office:value-type="string" calcext:value-type="string">
            <text:p>Mudança de time, DE NOVO. Eu não consigo evoluir adequadamente, não consigo gerar visibilidade pra eu crescer na carreira. Deus, me ajuda Pai. Eu preciso enten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97]+1" office:value-type="date" office:date-value="2024-08-30" calcext:value-type="date">
            <text:p>3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8]+1" office:value-type="date" office:date-value="2024-08-31" calcext:value-type="date">
            <text:p>31/08/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amos o dia em família, porém, fiquei o dia todo me sentindo 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99]+1" office:value-type="date" office:date-value="2024-09-01" calcext:value-type="date">
            <text:p>0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00]+1" office:value-type="date" office:date-value="2024-09-02" calcext:value-type="date">
            <text:p>02/09/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Jogado num time diferente, com uma enormidade de contextos, sem perspectiv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01]+1" office:value-type="date" office:date-value="2024-09-03" calcext:value-type="date">
            <text:p>0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ou praticar a alegria das pequenas coisas: tenho fé, estou vivo, tenho família, um lar, alimento e sigo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02]+1" office:value-type="date" office:date-value="2024-09-04" calcext:value-type="date">
            <text:p>0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fluiu um pouco melhor no trabalho e, foi a cerimônia da caneta pra minha filha que ficou muito contente e emocionada, assim, nos emocion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003]+1" office:value-type="date" office:date-value="2024-09-05" calcext:value-type="date">
            <text:p>0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pouco melhor a cada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004]+1" office:value-type="date" office:date-value="2024-09-06" calcext:value-type="date">
            <text:p>0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05]+1" office:value-type="date" office:date-value="2024-09-07" calcext:value-type="date">
            <text:p>0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006]+1" office:value-type="date" office:date-value="2024-09-08" calcext:value-type="date">
            <text:p>0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m família e eu me decidi, com a ajuda do Espírito Santo de Deus, retomar as rédias de minh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07]+1" office:value-type="date" office:date-value="2024-09-09" calcext:value-type="date">
            <text:p>0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08]+1" office:value-type="date" office:date-value="2024-09-10" calcext:value-type="date">
            <text:p>1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09]+1" office:value-type="date" office:date-value="2024-09-11" calcext:value-type="date">
            <text:p>1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10]+1" office:value-type="date" office:date-value="2024-09-12" calcext:value-type="date">
            <text:p>1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6" table:formula="of:=[.A1011]+1" office:value-type="date" office:date-value="2024-09-13" calcext:value-type="date">
            <text:p>1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5">
          <table:table-cell table:style-name="ce6" table:formula="of:=[.A1012]+1" office:value-type="date" office:date-value="2024-09-14" calcext:value-type="date">
            <text:p>14/09/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não tenho me sentido bem e nem conseguido me manter bem quando brevemente me sinto um pouc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13]+1" office:value-type="date" office:date-value="2024-09-15" calcext:value-type="date">
            <text:p>1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14]+1" office:value-type="date" office:date-value="2024-09-16" calcext:value-type="date">
            <text:p>1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5]+1" office:value-type="date" office:date-value="2024-09-17" calcext:value-type="date">
            <text:p>1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1016]+1" office:value-type="date" office:date-value="2024-09-18" calcext:value-type="date">
            <text:p>1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ntender a implementação da taref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1 do curso de aprimoramento de homens à Luz da Palavra de Deus.</text:p>
          </table:table-cell>
          <table:table-cell table:style-name="ce2" table:number-columns-repeated="16"/>
          <table:table-cell table:number-columns-repeated="998"/>
        </table:table-row>
        <table:table-row table:style-name="ro6">
          <table:table-cell table:style-name="ce21" table:formula="of:=[.A1017]+1" office:value-type="date" office:date-value="2024-09-19" calcext:value-type="date">
            <text:p>19/09/2024</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DOIS anos de XP, dois anos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18]+1" office:value-type="date" office:date-value="2024-09-20" calcext:value-type="date">
            <text:p>2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O sentimento de que Deus tem me proporcionado recuperar um pouco da minh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9]+1" office:value-type="date" office:date-value="2024-09-21" calcext:value-type="date">
            <text:p>2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20]+1" office:value-type="date" office:date-value="2024-09-22" calcext:value-type="date">
            <text:p>2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aniversário da Anna, filha dos nossos queri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1]+1" office:value-type="date" office:date-value="2024-09-23" calcext:value-type="date">
            <text:p>2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22]+1" office:value-type="date" office:date-value="2024-09-24" calcext:value-type="date">
            <text:p>2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ulta com Cardiologista.</text:p>
          </table:table-cell>
          <table:table-cell table:style-name="ce2" table:number-columns-repeated="16"/>
          <table:table-cell table:number-columns-repeated="998"/>
        </table:table-row>
        <table:table-row table:style-name="ro5">
          <table:table-cell table:style-name="ce6" table:formula="of:=[.A1023]+1" office:value-type="date" office:date-value="2024-09-25" calcext:value-type="date">
            <text:p>2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2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24]+1" office:value-type="date" office:date-value="2024-09-26" calcext:value-type="date">
            <text:p>26/09/2024</text:p>
          </table:table-cell>
          <table:table-cell table:style-name="ce10" table:number-columns-repeated="4"/>
          <table:table-cell table:style-name="ce10" office:value-type="string" calcext:value-type="string">
            <text:p>X</text:p>
          </table:table-cell>
          <table:table-cell table:style-name="ce15" office:value-type="string" calcext:value-type="string">
            <text:p>Um cansaço imenso de tudo que me entristec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25]+1" office:value-type="date" office:date-value="2024-09-27" calcext:value-type="date">
            <text:p>2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s obras em nossa casa estão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26]+1" office:value-type="date" office:date-value="2024-09-28" calcext:value-type="date">
            <text:p>2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pós muitos dias de seca e desolação, finalmente, chuva abenço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27]+1" office:value-type="date" office:date-value="2024-09-29" calcext:value-type="date">
            <text:p>2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8]+1" office:value-type="date" office:date-value="2024-09-30" calcext:value-type="date">
            <text:p>3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13">
          <table:table-cell table:style-name="ce6" table:formula="of:=[.A1029]+1" office:value-type="date" office:date-value="2024-10-01" calcext:value-type="date">
            <text:p>0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obra aqui em casa está quase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5">
          <table:table-cell table:style-name="ce6" table:formula="of:=[.A1030]+1" office:value-type="date" office:date-value="2024-10-02" calcext:value-type="date">
            <text:p>0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3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31]+1" office:value-type="date" office:date-value="2024-10-03" calcext:value-type="date">
            <text:p>0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algumas pendências em taref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32]+1" office:value-type="date" office:date-value="2024-10-04" calcext:value-type="date">
            <text:p>0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intura aqui em casa foi, finalmente, concluí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6">
          <table:table-cell table:style-name="ce6" table:formula="of:=[.A1033]+1" office:value-type="date" office:date-value="2024-10-05" calcext:value-type="date">
            <text:p>0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evento de ministração do evangelista Deive Leonardo e foi um momento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34]+1" office:value-type="date" office:date-value="2024-10-06" calcext:value-type="date">
            <text:p>0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35]+1" office:value-type="date" office:date-value="2024-10-07" calcext:value-type="date">
            <text:p>0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anana com chocolate meio amargo.</text:p>
          </table:table-cell>
          <table:table-cell table:style-name="ce2" table:number-columns-repeated="16"/>
          <table:table-cell table:number-columns-repeated="998"/>
        </table:table-row>
        <table:table-row table:style-name="ro13">
          <table:table-cell table:style-name="ce6" table:formula="of:=[.A1036]+1" office:value-type="date" office:date-value="2024-10-08" calcext:value-type="date">
            <text:p>08/10/2024</text:p>
          </table:table-cell>
          <table:table-cell table:style-name="ce10" table:number-columns-repeated="4"/>
          <table:table-cell table:style-name="ce10" office:value-type="string" calcext:value-type="string">
            <text:p>X</text:p>
          </table:table-cell>
          <table:table-cell table:style-name="ce15" office:value-type="string" calcext:value-type="string">
            <text:p>Me sentindo fraco, cansado, esgo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mais um pouco o livro “Homem ao Máximo”.</text:p>
          </table:table-cell>
          <table:table-cell table:style-name="ce2" table:number-columns-repeated="16"/>
          <table:table-cell table:number-columns-repeated="998"/>
        </table:table-row>
        <table:table-row table:style-name="ro6">
          <table:table-cell table:style-name="ce6" table:formula="of:=[.A1037]+1" office:value-type="date" office:date-value="2024-10-09" calcext:value-type="date">
            <text:p>09/10/2024</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com o que aconteceu hoj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4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38]+1" office:value-type="date" office:date-value="2024-10-10" calcext:value-type="date">
            <text:p>1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39]+1" office:value-type="date" office:date-value="2024-10-11" calcext:value-type="date">
            <text:p>11/10/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Os desafios estão tão intensos e me deixando tão fraco e cansado. Deus, por favor, venha em meu auxíl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0]+1" office:value-type="date" office:date-value="2024-10-12" calcext:value-type="date">
            <text:p>1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aniversário de 1 ano do querido João Lucas, filho do Gabriel e da Mar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o filme “A Forja”.</text:p>
          </table:table-cell>
          <table:table-cell table:style-name="ce2" table:number-columns-repeated="16"/>
          <table:table-cell table:number-columns-repeated="998"/>
        </table:table-row>
        <table:table-row table:style-name="ro13">
          <table:table-cell table:style-name="ce6" table:formula="of:=[.A1041]+1" office:value-type="date" office:date-value="2024-10-13" calcext:value-type="date">
            <text:p>1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42]+1" office:value-type="date" office:date-value="2024-10-14" calcext:value-type="date">
            <text:p>1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nosso primeiro encontro de Pequeno Grupo na casa dos nossos ama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43]+1" office:value-type="date" office:date-value="2024-10-15" calcext:value-type="date">
            <text:p>1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na nova tarefa importante que me foi design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4]+1" office:value-type="date" office:date-value="2024-10-16" calcext:value-type="date">
            <text:p>1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fluir na tarefa complex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5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45]+1" office:value-type="date" office:date-value="2024-10-17" calcext:value-type="date">
            <text:p>1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6]+1" office:value-type="date" office:date-value="2024-10-18" calcext:value-type="date">
            <text:p>1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7]+1" office:value-type="date" office:date-value="2024-10-19" calcext:value-type="date">
            <text:p>1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8]+1" office:value-type="date" office:date-value="2024-10-20" calcext:value-type="date">
            <text:p>2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9]+1" office:value-type="date" office:date-value="2024-10-21" calcext:value-type="date">
            <text:p>2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0]+1" office:value-type="date" office:date-value="2024-10-22" calcext:value-type="date">
            <text:p>2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1]+1" office:value-type="date" office:date-value="2024-10-23" calcext:value-type="date">
            <text:p>2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6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52]+1" office:value-type="date" office:date-value="2024-10-24" calcext:value-type="date">
            <text:p>2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3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3]+1" office:value-type="date" office:date-value="2024-10-25" calcext:value-type="date">
            <text:p>2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2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firras árabes.</text:p>
          </table:table-cell>
          <table:table-cell table:style-name="ce2" table:number-columns-repeated="16"/>
          <table:table-cell table:number-columns-repeated="998"/>
        </table:table-row>
        <table:table-row table:style-name="ro6">
          <table:table-cell table:style-name="ce6" table:formula="of:=[.A1054]+1" office:value-type="date" office:date-value="2024-10-26" calcext:value-type="date">
            <text:p>26/10/2024</text:p>
          </table:table-cell>
          <table:table-cell table:style-name="ce10" table:number-columns-repeated="4"/>
          <table:table-cell table:style-name="ce10" office:value-type="string" calcext:value-type="string">
            <text:p>X</text:p>
          </table:table-cell>
          <table:table-cell table:style-name="ce15" office:value-type="string" calcext:value-type="string">
            <text:p>Deus, o Senhor sonda meu coração e sabe que eu não estou me sentindo bem. Por favor, me aju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55]+1" office:value-type="date" office:date-value="2024-10-27" calcext:value-type="date">
            <text:p>2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56]+1" office:value-type="date" office:date-value="2024-10-28" calcext:value-type="date">
            <text:p>2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 1 dia 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57]+1" office:value-type="date" office:date-value="2024-10-29" calcext:value-type="date">
            <text:p>2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Ritmo, ritmo de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8]+1" office:value-type="date" office:date-value="2024-10-30" calcext:value-type="date">
            <text:p>3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2024-02 – Primeiro dia de férias e descansei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7 do curso de aprimoramento de homens à Luz da Palavra de Deus.</text:p>
          </table:table-cell>
          <table:table-cell table:style-name="ce2" table:number-columns-repeated="16"/>
          <table:table-cell table:number-columns-repeated="998"/>
        </table:table-row>
        <table:table-row table:style-name="ro13">
          <table:table-cell table:style-name="ce21" table:formula="of:=[.A1059]+1" office:value-type="date" office:date-value="2024-10-31" calcext:value-type="date">
            <text:p>31/10/2024</text:p>
          </table:table-cell>
          <table:table-cell table:style-name="ce37" office:value-type="string" calcext:value-type="string">
            <text:p>X</text:p>
          </table:table-cell>
          <table:table-cell table:style-name="ce37" table:number-columns-repeated="4"/>
          <table:table-cell table:style-name="ce49" office:value-type="string" calcext:value-type="string">
            <text:p>Eu e minha esposa, hoje, completamos 16 ANOS de namor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text:p>
          </table:table-cell>
          <table:table-cell table:style-name="ce2" table:number-columns-repeated="16"/>
          <table:table-cell table:number-columns-repeated="998"/>
        </table:table-row>
        <table:table-row table:style-name="ro13">
          <table:table-cell table:style-name="ce6" table:formula="of:=[.A1060]+1" office:value-type="date" office:date-value="2024-11-01" calcext:value-type="date">
            <text:p>0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manhã vamos viajar para a pra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061]+1" office:value-type="date" office:date-value="2024-11-02" calcext:value-type="date">
            <text:p>0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2]+1" office:value-type="date" office:date-value="2024-11-03" calcext:value-type="date">
            <text:p>0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3]+1" office:value-type="date" office:date-value="2024-11-04" calcext:value-type="date">
            <text:p>0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4]+1" office:value-type="date" office:date-value="2024-11-05" calcext:value-type="date">
            <text:p>0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5]+1" office:value-type="date" office:date-value="2024-11-06" calcext:value-type="date">
            <text:p>0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6]+1" office:value-type="date" office:date-value="2024-11-07" calcext:value-type="date">
            <text:p>0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7]+1" office:value-type="date" office:date-value="2024-11-08" calcext:value-type="date">
            <text:p>0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8]+1" office:value-type="date" office:date-value="2024-11-09" calcext:value-type="date">
            <text:p>0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9]+1" office:value-type="date" office:date-value="2024-11-10" calcext:value-type="date">
            <text:p>1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0]+1" office:value-type="date" office:date-value="2024-11-11" calcext:value-type="date">
            <text:p>1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21" table:formula="of:=[.A1071]+1" office:value-type="date" office:date-value="2024-11-12" calcext:value-type="date">
            <text:p>12/11/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0 anos de minha filha Eduarda.</text:p>
          </table:table-cell>
          <table:table-cell table:style-name="ce49" office:value-type="string" calcext:value-type="string">
            <text:p>Alegria e paz.</text:p>
          </table:table-cell>
          <table:table-cell table:style-name="ce49" office:value-type="string" calcext:value-type="string">
            <text:p>-</text:p>
          </table:table-cell>
          <table:table-cell table:style-name="ce49" office:value-type="string" calcext:value-type="string">
            <text:p>O que me deu vontade.</text:p>
          </table:table-cell>
          <table:table-cell table:style-name="ce2" table:number-columns-repeated="16"/>
          <table:table-cell table:number-columns-repeated="998"/>
        </table:table-row>
        <table:table-row table:style-name="ro6">
          <table:table-cell table:style-name="ce6" table:formula="of:=[.A1072]+1" office:value-type="date" office:date-value="2024-11-13" calcext:value-type="date">
            <text:p>1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8 do curso de aprimoramento de homens à Luz da Palavra de Deus.</text:p>
          </table:table-cell>
          <table:table-cell table:style-name="ce2" table:number-columns-repeated="16"/>
          <table:table-cell table:number-columns-repeated="998"/>
        </table:table-row>
        <table:table-row table:style-name="ro2">
          <table:table-cell table:style-name="ce6" table:formula="of:=[.A1073]+1" office:value-type="date" office:date-value="2024-11-14" calcext:value-type="date">
            <text:p>1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74]+1" office:value-type="date" office:date-value="2024-11-15" calcext:value-type="date">
            <text:p>1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voluntários da Igreja e eu e minha esposa concordando na educação de nossa filh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5]+1" office:value-type="date" office:date-value="2024-11-16" calcext:value-type="date">
            <text:p>1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6" table:formula="of:=[.A1076]+1" office:value-type="date" office:date-value="2024-11-17" calcext:value-type="date">
            <text:p>1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férias. Obrigado Deus pelo renov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77]+1" office:value-type="date" office:date-value="2024-11-18" calcext:value-type="date">
            <text:p>1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78]+1" office:value-type="date" office:date-value="2024-11-19" calcext:value-type="date">
            <text:p>1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79]+1" office:value-type="date" office:date-value="2024-11-20" calcext:value-type="date">
            <text:p>2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feriado, ficamos em família e tivemos momentos maravilhosos com nossos irmãos amigo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9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0]+1" office:value-type="date" office:date-value="2024-11-21" calcext:value-type="date">
            <text:p>2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1]+1" office:value-type="date" office:date-value="2024-11-22" calcext:value-type="date">
            <text:p>2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82]+1" office:value-type="date" office:date-value="2024-11-23" calcext:value-type="date">
            <text:p>2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 E, ainda a noite, ficamos todos juntos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1083]+1" office:value-type="date" office:date-value="2024-11-24" calcext:value-type="date">
            <text:p>2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84]+1" office:value-type="date" office:date-value="2024-11-25" calcext:value-type="date">
            <text:p>2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85]+1" office:value-type="date" office:date-value="2024-11-26" calcext:value-type="date">
            <text:p>26/11/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ão me enfiando em tudo quanto é problema no trabalho. Logo, faltará tempo e atenção pra eu focar no que me faz evoluir como profissional.</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86]+1" office:value-type="date" office:date-value="2024-11-27" calcext:value-type="date">
            <text:p>2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recebendo muitos problemas na nova Squad no trabalho. Sinal que tenho muito a aprender e fazer.</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Aula 10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7]+1" office:value-type="date" office:date-value="2024-11-28" calcext:value-type="date">
            <text:p>2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8]+1" office:value-type="date" office:date-value="2024-11-29" calcext:value-type="date">
            <text:p>2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89]+1" office:value-type="date" office:date-value="2024-11-30" calcext:value-type="date">
            <text:p>3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1090]+1" office:value-type="date" office:date-value="2024-12-01" calcext:value-type="date">
            <text:p>0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E ainda vimos o batismo de irmãos e irmãs amad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1]+1" office:value-type="date" office:date-value="2024-12-02" calcext:value-type="date">
            <text:p>0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uita unção e testemunhos repletos de bênçãos em nosso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92]+1" office:value-type="date" office:date-value="2024-12-03" calcext:value-type="date">
            <text:p>0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print concluída onde consegui fazer boas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1093]+1" office:value-type="date" office:date-value="2024-12-04" calcext:value-type="date">
            <text:p>0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nova tarefa no trabalho, lotada de desafios os quais eu ainda não havia enfrentado. Será a validação da minha competência para a promo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1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94]+1" office:value-type="date" office:date-value="2024-12-05" calcext:value-type="date">
            <text:p>0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95]+1" office:value-type="date" office:date-value="2024-12-06" calcext:value-type="date">
            <text:p>0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6]+1" office:value-type="date" office:date-value="2024-12-07" calcext:value-type="date">
            <text:p>0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1097]+1" office:value-type="date" office:date-value="2024-12-08" calcext:value-type="date">
            <text:p>0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8]+1" office:value-type="date" office:date-value="2024-12-09" calcext:value-type="date">
            <text:p>0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9]+1" office:value-type="date" office:date-value="2024-12-10" calcext:value-type="date">
            <text:p>1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u consegui testar várias soluções e implementar uma que resolveu o problema de forma muito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00]+1" office:value-type="date" office:date-value="2024-12-11" calcext:value-type="date">
            <text:p>1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1]+1" office:value-type="date" office:date-value="2024-12-12" calcext:value-type="date">
            <text:p>1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nossa reunião de confraternização do curso de aprimoramento de homens à Luz da Palavra de Deus. Um momento de muita troca e bênçã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1102]+1" office:value-type="date" office:date-value="2024-12-13" calcext:value-type="date">
            <text:p>1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semana com as devidas entregas, superando várias adversidades, graças a Deus.</text:p>
            <text:p>E, hoje, ministrei louvores no casamento de um querido irmão e amig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3]+1" office:value-type="date" office:date-value="2024-12-14" calcext:value-type="date">
            <text:p>1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linda apresentação de Ginástica artística de minha filha, nosso dia abençoado em família e o chá de fraldas do tão amado e aguardado Paulo Júni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vi queridos amigos e joguei vôlei com a turma.</text:p>
          </table:table-cell>
          <table:table-cell table:style-name="ce2" table:number-columns-repeated="16"/>
          <table:table-cell table:number-columns-repeated="998"/>
        </table:table-row>
        <table:table-row table:style-name="ro6">
          <table:table-cell table:style-name="ce6" table:formula="of:=[.A1104]+1" office:value-type="date" office:date-value="2024-12-15" calcext:value-type="date">
            <text:p>1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maravilhoso em família e ótimos momentos de comunhão com os irmãos amigos amad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05]+1" office:value-type="date" office:date-value="2024-12-16" calcext:value-type="date">
            <text:p>1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evoluindo nos meus aprendizados e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06]+1" office:value-type="date" office:date-value="2024-12-17" calcext:value-type="date">
            <text:p>1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saiamos os louvores que ministraremos na cantata Especial de Natal d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107]+1" office:value-type="date" office:date-value="2024-12-18" calcext:value-type="date">
            <text:p>18/12/2024</text:p>
          </table:table-cell>
          <table:table-cell table:style-name="ce10" table:number-columns-repeated="4"/>
          <table:table-cell table:style-name="ce10" office:value-type="string" calcext:value-type="string">
            <text:p>X</text:p>
          </table:table-cell>
          <table:table-cell table:style-name="ce15" office:value-type="string" calcext:value-type="string">
            <text:p>Perdi um tio-avô querido.</text:p>
          </table:table-cell>
          <table:table-cell table:style-name="ce15" office:value-type="string" calcext:value-type="string">
            <text:p>Certo pesar e tristeza.</text:p>
          </table:table-cell>
          <table:table-cell table:style-name="ce15" office:value-type="string" calcext:value-type="string">
            <text:p>-</text:p>
          </table:table-cell>
          <table:table-cell table:style-name="ce15" office:value-type="string" calcext:value-type="string">
            <text:p>Aula 12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08]+1" office:value-type="date" office:date-value="2024-12-19" calcext:value-type="date">
            <text:p>1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uperei minha confiança, estou conseguindo aprender, executar e trazer soluções. Obrigado Deu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re training e caminhada.</text:p>
          </table:table-cell>
          <table:table-cell table:style-name="ce2" table:number-columns-repeated="16"/>
          <table:table-cell table:number-columns-repeated="998"/>
        </table:table-row>
        <table:table-row table:style-name="ro6">
          <table:table-cell table:style-name="ce6" table:formula="of:=[.A1109]+1" office:value-type="date" office:date-value="2024-12-20" calcext:value-type="date">
            <text:p>2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ais uma bela entrega no trabalho e me foi concedida folga nesta semana do Nata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10]+1" office:value-type="date" office:date-value="2024-12-21" calcext:value-type="date">
            <text:p>21/12/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ia, pois, foi nosso PG comemorativo do final do ano e tristeza, pois, minha filha passou mal a noite/madrugada e acabamos perdendo a noite de son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9">
          <table:table-cell table:style-name="ce6" table:formula="of:=[.A1111]+1" office:value-type="date" office:date-value="2024-12-22" calcext:value-type="date">
            <text:p>2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Especial de Natal da Igreja e nossa Cantata de Natal foram extraordinários. Pudemos presenciar o agir e o mover de Deus em cada momento, em cada culto, ao longo do dia to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1112]+1" office:value-type="date" office:date-value="2024-12-23" calcext:value-type="date">
            <text:p>2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uidei, além de minha filha, das duas filhas do casal nossos amigos e pastores, durante todo o período da manhã e foi uma experiência abençoada e abençoador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Bebi Mineirinho.</text:p>
          </table:table-cell>
          <table:table-cell table:style-name="ce2" table:number-columns-repeated="16"/>
          <table:table-cell table:number-columns-repeated="998"/>
        </table:table-row>
        <table:table-row table:style-name="ro7">
          <table:table-cell table:style-name="ce6" table:formula="of:=[.A1113]+1" office:value-type="date" office:date-value="2024-12-24" calcext:value-type="date">
            <text:p>2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comprar e organizar tudo para mais uma ceia de Natal e minha “pri-irmã” e a família chegaram bem para nos reunirmos. Vamos celebrar e recordar mais uma vez o nascimento de nosso Senhor e Salvador, Crist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bastante.</text:p>
          </table:table-cell>
          <table:table-cell table:style-name="ce2" table:number-columns-repeated="16"/>
          <table:table-cell table:number-columns-repeated="998"/>
        </table:table-row>
        <table:table-row table:style-name="ro6">
          <table:table-cell table:style-name="ce6" table:formula="of:=[.A1114]+1" office:value-type="date" office:date-value="2024-12-25" calcext:value-type="date">
            <text:p>2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Natal repleto de bênçãos, família e fartura. Obrigad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1115]+1" office:value-type="date" office:date-value="2024-12-26" calcext:value-type="date">
            <text:p>2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 volta ao trabalho e resolvendo várias cois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16]+1" office:value-type="date" office:date-value="2024-12-27" calcext:value-type="date">
            <text:p>2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emana concluída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17]+1" office:value-type="date" office:date-value="2024-12-28" calcext:value-type="date">
            <text:p>2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passamos em família e tivemos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5">
          <table:table-cell table:style-name="ce6" table:formula="of:=[.A1118]+1" office:value-type="date" office:date-value="2024-12-29" calcext:value-type="date">
            <text:p>2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abençoado em família, na presença de irmãos amigos em Deus e a comemoração do aniversário da nossa querida Ariely.</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19]+1" office:value-type="date" office:date-value="2024-12-30" calcext:value-type="date">
            <text:p>3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0]+1" office:value-type="date" office:date-value="2024-12-31" calcext:value-type="date">
            <text:p>3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HUUULLL dia de virada de ano e que ANO, obrigado Deus, obrigado Jesus. Amém 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21" table:formula="of:=[.A1121]+1" office:value-type="date" office:date-value="2025-01-01" calcext:value-type="date">
            <text:p>0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2025, dia 01, feriado, dia em família, comilança, tudo de ótimo e muitas bênçã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ecei o plano de leitura cronológica da Bíblia.</text:p>
          </table:table-cell>
          <table:table-cell table:style-name="ce2" table:number-columns-repeated="16"/>
          <table:table-cell table:number-columns-repeated="998"/>
        </table:table-row>
        <table:table-row table:style-name="ro13">
          <table:table-cell table:style-name="ce6" table:formula="of:=[.A1122]+1" office:value-type="date" office:date-value="2025-01-02" calcext:value-type="date">
            <text:p>0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Retro com emoção e parceria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23]+1" office:value-type="date" office:date-value="2025-01-03" calcext:value-type="date">
            <text:p>0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exta-feira monótona, porém, é uma sexta-feira. E, minha filha fez várias demonstrações de amor por nossa família hoj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4]+1" office:value-type="date" office:date-value="2025-01-04" calcext:value-type="date">
            <text:p>0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muito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1125]+1" office:value-type="date" office:date-value="2025-01-05" calcext:value-type="date">
            <text:p>0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e abençoado em família, levei minha filha pra passear de bicicleta, ficamos todos unidos e tivemos uma palavra de bênçãos no cult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126]+1" office:value-type="date" office:date-value="2025-01-06" calcext:value-type="date">
            <text:p>0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2">
          <table:table-cell table:style-name="ce6" table:formula="of:=[.A1127]+1" office:value-type="date" office:date-value="2025-01-07" calcext:value-type="date">
            <text:p>0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s em produção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28]+1" office:value-type="date" office:date-value="2025-01-08" calcext:value-type="date">
            <text:p>0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3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29]+1" office:value-type="date" office:date-value="2025-01-09" calcext:value-type="date">
            <text:p>0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30]+1" office:value-type="date" office:date-value="2025-01-10" calcext:value-type="date">
            <text:p>1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131]+1" office:value-type="date" office:date-value="2025-01-11" calcext:value-type="date">
            <text:p>11/01/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bom e abençoado em família. Vejamos o que me espera. Eu não sei, mas, sei que Deus me reserva algo bom.</text:p>
          </table:table-cell>
          <table:table-cell table:style-name="ce15" office:value-type="string" calcext:value-type="string">
            <text:p>Com medo e um pouco de tristeza</text:p>
          </table:table-cell>
          <table:table-cell table:style-name="ce15" office:value-type="string" calcext:value-type="string">
            <text:p>-</text:p>
          </table:table-cell>
          <table:table-cell table:style-name="ce15" office:value-type="string" calcext:value-type="string">
            <text:p>Tentei jogar vôlei, porém, tive problemas.</text:p>
          </table:table-cell>
          <table:table-cell table:style-name="ce2" table:number-columns-repeated="16"/>
          <table:table-cell table:number-columns-repeated="998"/>
        </table:table-row>
        <table:table-row table:style-name="ro13">
          <table:table-cell table:style-name="ce6" table:formula="of:=[.A1132]+1" office:value-type="date" office:date-value="2025-01-12" calcext:value-type="date">
            <text:p>1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2">
          <table:table-cell table:style-name="ce6" table:formula="of:=[.A1133]+1" office:value-type="date" office:date-value="2025-01-13" calcext:value-type="date">
            <text:p>1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4]+1" office:value-type="date" office:date-value="2025-01-14" calcext:value-type="date">
            <text:p>1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5]+1" office:value-type="date" office:date-value="2025-01-15" calcext:value-type="date">
            <text:p>1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feijoada de minha mãe.</text:p>
          </table:table-cell>
          <table:table-cell table:style-name="ce2" table:number-columns-repeated="16"/>
          <table:table-cell table:number-columns-repeated="998"/>
        </table:table-row>
        <table:table-row table:style-name="ro13">
          <table:table-cell table:style-name="ce6" table:formula="of:=[.A1136]+1" office:value-type="date" office:date-value="2025-01-16" calcext:value-type="date">
            <text:p>1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Minha internação e cirurgia foram bem-sucedid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37]+1" office:value-type="date" office:date-value="2025-01-17" calcext:value-type="date">
            <text:p>1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aí do hospital e estou em cas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138]+1" office:value-type="date" office:date-value="2025-01-18" calcext:value-type="date">
            <text:p>1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evento de confraternização do ministério de louvor da igreja, S.Adora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13">
          <table:table-cell table:style-name="ce6" table:formula="of:=[.A1139]+1" office:value-type="date" office:date-value="2025-01-19" calcext:value-type="date">
            <text:p>1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0]+1" office:value-type="date" office:date-value="2025-01-20" calcext:value-type="date">
            <text:p>2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tornei ao trabalho com toda a vontade de sempre.</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41]+1" office:value-type="date" office:date-value="2025-01-21" calcext:value-type="date">
            <text:p>21/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Sigo me cuidando para recuperação plena.</text:p>
          </table:table-cell>
          <table:table-cell table:style-name="ce2" table:number-columns-repeated="16"/>
          <table:table-cell table:number-columns-repeated="998"/>
        </table:table-row>
        <table:table-row table:style-name="ro6">
          <table:table-cell table:style-name="ce21" table:formula="of:=[.A1142]+1" office:value-type="date" office:date-value="2025-01-22" calcext:value-type="date">
            <text:p>22/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propor solução muito eficaz ao problema do Bug em que estou atuando.</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Aula 14 do curso de aprimoramento de homens à Luz da Palavra de Deus. A aula final!!</text:p>
          </table:table-cell>
          <table:table-cell table:style-name="ce2" table:number-columns-repeated="16"/>
          <table:table-cell table:number-columns-repeated="998"/>
        </table:table-row>
        <table:table-row table:style-name="ro2">
          <table:table-cell table:style-name="ce6" table:formula="of:=[.A1143]+1" office:value-type="date" office:date-value="2025-01-23" calcext:value-type="date">
            <text:p>2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logios do tim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idados com minha recuperação.</text:p>
          </table:table-cell>
          <table:table-cell table:style-name="ce2" table:number-columns-repeated="16"/>
          <table:table-cell table:number-columns-repeated="998"/>
        </table:table-row>
        <table:table-row table:style-name="ro6">
          <table:table-cell table:style-name="ce6" table:formula="of:=[.A1144]+1" office:value-type="date" office:date-value="2025-01-24" calcext:value-type="date">
            <text:p>2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boas contribuiçõe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rmei a busca pelo meu início na faculdade de Tech e também para o estudo de inglês.</text:p>
          </table:table-cell>
          <table:table-cell table:style-name="ce2" table:number-columns-repeated="16"/>
          <table:table-cell table:number-columns-repeated="998"/>
        </table:table-row>
        <table:table-row table:style-name="ro13">
          <table:table-cell table:style-name="ce6" table:formula="of:=[.A1145]+1" office:value-type="date" office:date-value="2025-01-25" calcext:value-type="date">
            <text:p>2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46]+1" office:value-type="date" office:date-value="2025-01-26" calcext:value-type="date">
            <text:p>2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7]+1" office:value-type="date" office:date-value="2025-01-27" calcext:value-type="date">
            <text:p>2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troca do notebook antigo d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2">
          <table:table-cell table:style-name="ce6" table:formula="of:=[.A1148]+1" office:value-type="date" office:date-value="2025-01-28" calcext:value-type="date">
            <text:p>28/01/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meio que acumulando cansaç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6" table:formula="of:=[.A1149]+1" office:value-type="date" office:date-value="2025-01-29" calcext:value-type="date">
            <text:p>2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rece que, após força tarefa, conseguimos fazer o notebook novo funcionar corretame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5">
          <table:table-cell table:style-name="ce6" table:formula="of:=[.A1150]+1" office:value-type="date" office:date-value="2025-01-30" calcext:value-type="date">
            <text:p>3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O notebook apresentou problemas de novo, mas, parece que, dessa vez, a grande maior parte foi resolvido e já consegui trabalha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21" table:formula="of:=[.A1151]+1" office:value-type="date" office:date-value="2025-01-31" calcext:value-type="date">
            <text:p>3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trabalhar, mesmo com o notebook ainda com alguns defeitinh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Me matriculei no curso superior de tecnologia em análise e desenvolvimento de sistemas.</text:p>
          </table:table-cell>
          <table:table-cell table:style-name="ce2" table:number-columns-repeated="16"/>
          <table:table-cell table:number-columns-repeated="998"/>
        </table:table-row>
        <table:table-row table:style-name="ro6">
          <table:table-cell table:style-name="ce6" table:formula="of:=[.A1152]+1" office:value-type="date" office:date-value="2025-02-01" calcext:value-type="date">
            <text:p>01/02/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 tivemos o retorno do PG e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a Palavra, louvei e adorei ao Senhor no PG e comi pizza.</text:p>
          </table:table-cell>
          <table:table-cell table:style-name="ce2" table:number-columns-repeated="16"/>
          <table:table-cell table:number-columns-repeated="998"/>
        </table:table-row>
        <table:table-row table:style-name="ro13">
          <table:table-cell table:style-name="ce6" table:formula="of:=[.A1153]+1" office:value-type="date" office:date-value="2025-02-02" calcext:value-type="date">
            <text:p>0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54]+1" office:value-type="date" office:date-value="2025-02-03" calcext:value-type="date">
            <text:p>03/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13">
          <table:table-cell table:style-name="ce6" table:formula="of:=[.A1155]+1" office:value-type="date" office:date-value="2025-02-04" calcext:value-type="date">
            <text:p>0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56]+1" office:value-type="date" office:date-value="2025-02-05" calcext:value-type="date">
            <text:p>0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7]+1" office:value-type="date" office:date-value="2025-02-06" calcext:value-type="date">
            <text:p>0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ive aula experimental no curso.</text:p>
          </table:table-cell>
          <table:table-cell table:style-name="ce2" table:number-columns-repeated="16"/>
          <table:table-cell table:number-columns-repeated="998"/>
        </table:table-row>
        <table:table-row table:style-name="ro2">
          <table:table-cell table:style-name="ce6" table:formula="of:=[.A1158]+1" office:value-type="date" office:date-value="2025-02-07" calcext:value-type="date">
            <text:p>0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9]+1" office:value-type="date" office:date-value="2025-02-08" calcext:value-type="date">
            <text:p>08/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160]+1" office:value-type="date" office:date-value="2025-02-09" calcext:value-type="date">
            <text:p>09/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61]+1" office:value-type="date" office:date-value="2025-02-10" calcext:value-type="date">
            <text:p>10/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2]+1" office:value-type="date" office:date-value="2025-02-11" calcext:value-type="date">
            <text:p>11/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3]+1" office:value-type="date" office:date-value="2025-02-12" calcext:value-type="date">
            <text:p>12/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ssisti ao filme “Sonic 3”.</text:p>
          </table:table-cell>
          <table:table-cell table:style-name="ce2" table:number-columns-repeated="16"/>
          <table:table-cell table:number-columns-repeated="998"/>
        </table:table-row>
        <table:table-row table:style-name="ro13">
          <table:table-cell table:style-name="ce6" table:formula="of:=[.A1164]+1" office:value-type="date" office:date-value="2025-02-13" calcext:value-type="date">
            <text:p>13/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5]+1" office:value-type="date" office:date-value="2025-02-14" calcext:value-type="date">
            <text:p>14/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66]+1" office:value-type="date" office:date-value="2025-02-15" calcext:value-type="date">
            <text:p>1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1167]+1" office:value-type="date" office:date-value="2025-02-16" calcext:value-type="date">
            <text:p>1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68]+1" office:value-type="date" office:date-value="2025-02-17" calcext:value-type="date">
            <text:p>17/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ive duas imersões de inglês e… Que vergonha, de verdade, parecendo uma criancinha de 2-3 anos.</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169]+1" office:value-type="date" office:date-value="2025-02-18" calcext:value-type="date">
            <text:p>18/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Vários desafios em muitas áreas e eu ainda não tô entendendo como eu vou conseguir encaixar tudo no meu dia. Será que eu vacilei!?</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5">
          <table:table-cell table:style-name="ce6" table:formula="of:=[.A1170]+1" office:value-type="date" office:date-value="2025-02-19" calcext:value-type="date">
            <text:p>19/02/2025</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Um dos dias mais tristes da minha vida. Pela terceira vez consecutiva, mesmo com palavra de promessa empenhada… Não rolou.</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6" table:formula="of:=[.A1171]+1" office:value-type="date" office:date-value="2025-02-20" calcext:value-type="date">
            <text:p>20/02/2025</text:p>
          </table:table-cell>
          <table:table-cell table:style-name="ce10" office:value-type="string" calcext:value-type="string">
            <text:p>X</text:p>
          </table:table-cell>
          <table:table-cell table:style-name="ce10" table:number-columns-repeated="4"/>
          <table:table-cell table:style-name="ce15" office:value-type="string" calcext:value-type="string">
            <text:p>Num dia notícias não tão boas, no outro, ótimas notícias. E vamos segui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2]+1" office:value-type="date" office:date-value="2025-02-21" calcext:value-type="date">
            <text:p>21/02/2025</text:p>
          </table:table-cell>
          <table:table-cell table:style-name="ce10" table:number-columns-repeated="4"/>
          <table:table-cell table:style-name="ce10" office:value-type="string" calcext:value-type="string">
            <text:p>X</text:p>
          </table:table-cell>
          <table:table-cell table:style-name="ce15" office:value-type="string" calcext:value-type="string">
            <text:p>Tivemos um rollback por conta de uma falha inesper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3]+1" office:value-type="date" office:date-value="2025-02-22" calcext:value-type="date">
            <text:p>2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 docinhos, bolo e feijoada.</text:p>
          </table:table-cell>
          <table:table-cell table:style-name="ce2" table:number-columns-repeated="16"/>
          <table:table-cell table:number-columns-repeated="998"/>
        </table:table-row>
        <table:table-row table:style-name="ro13">
          <table:table-cell table:style-name="ce6" table:formula="of:=[.A1174]+1" office:value-type="date" office:date-value="2025-02-23" calcext:value-type="date">
            <text:p>23/02/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75]+1" office:value-type="date" office:date-value="2025-02-24" calcext:value-type="date">
            <text:p>2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triste e cansativo pra caramb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6]+1" office:value-type="date" office:date-value="2025-02-25" calcext:value-type="date">
            <text:p>2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21" table:formula="of:=[.A1177]+1" office:value-type="date" office:date-value="2025-02-26" calcext:value-type="date">
            <text:p>26/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Casamento – 14 an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i rodízio de tudo.</text:p>
          </table:table-cell>
          <table:table-cell table:style-name="ce2" table:number-columns-repeated="16"/>
          <table:table-cell table:number-columns-repeated="998"/>
        </table:table-row>
        <table:table-row table:style-name="ro13">
          <table:table-cell table:style-name="ce6" table:formula="of:=[.A1178]+1" office:value-type="date" office:date-value="2025-02-27" calcext:value-type="date">
            <text:p>2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21" table:formula="of:=[.A1179]+1" office:value-type="date" office:date-value="2025-02-28" calcext:value-type="date">
            <text:p>28/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minha amada espos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Reencontrei amigos muito queridos da época do Ensino Fundamental, foi muito divertido.</text:p>
          </table:table-cell>
          <table:table-cell table:style-name="ce2" table:number-columns-repeated="16"/>
          <table:table-cell table:number-columns-repeated="998"/>
        </table:table-row>
        <table:table-row table:style-name="ro2">
          <table:table-cell table:style-name="ce6" table:formula="of:=[.A1180]+1" office:value-type="date" office:date-value="2025-03-01" calcext:value-type="date">
            <text:p>0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meu irm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1]+1" office:value-type="date" office:date-value="2025-03-02" calcext:value-type="date">
            <text:p>0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182]+1" office:value-type="date" office:date-value="2025-03-03" calcext:value-type="date">
            <text:p>0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piquenique em família e com irmãos amigos amado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3]+1" office:value-type="date" office:date-value="2025-03-04" calcext:value-type="date">
            <text:p>04/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184]+1" office:value-type="date" office:date-value="2025-03-05" calcext:value-type="date">
            <text:p>0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Volta pós feriado, muita correria, ainda tentando me adaptar a agenda de tantos compromissos no dia.</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85]+1" office:value-type="date" office:date-value="2025-03-06" calcext:value-type="date">
            <text:p>0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86]+1" office:value-type="date" office:date-value="2025-03-07" calcext:value-type="date">
            <text:p>0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8">
          <table:table-cell table:style-name="ce6" table:formula="of:=[.A1187]+1" office:value-type="date" office:date-value="2025-03-08" calcext:value-type="date">
            <text:p>0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em família, tivemos PG e comemoramos o aniversário de nossa irmã, amiga e pastorona amada, Arian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8]+1" office:value-type="date" office:date-value="2025-03-09" calcext:value-type="date">
            <text:p>0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89]+1" office:value-type="date" office:date-value="2025-03-10" calcext:value-type="date">
            <text:p>1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0]+1" office:value-type="date" office:date-value="2025-03-11" calcext:value-type="date">
            <text:p>1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da primeira tarefa do curso de inglê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1]+1" office:value-type="date" office:date-value="2025-03-12" calcext:value-type="date">
            <text:p>1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2]+1" office:value-type="date" office:date-value="2025-03-13" calcext:value-type="date">
            <text:p>13/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3]+1" office:value-type="date" office:date-value="2025-03-14" calcext:value-type="date">
            <text:p>14/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13">
          <table:table-cell table:style-name="ce6" table:formula="of:=[.A1194]+1" office:value-type="date" office:date-value="2025-03-15" calcext:value-type="date">
            <text:p>15/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195]+1" office:value-type="date" office:date-value="2025-03-16" calcext:value-type="date">
            <text:p>1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dia em família e servimos n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96]+1" office:value-type="date" office:date-value="2025-03-17" calcext:value-type="date">
            <text:p>1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7]+1" office:value-type="date" office:date-value="2025-03-18" calcext:value-type="date">
            <text:p>1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8]+1" office:value-type="date" office:date-value="2025-03-19" calcext:value-type="date">
            <text:p>1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9]+1" office:value-type="date" office:date-value="2025-03-20" calcext:value-type="date">
            <text:p>2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nsegui retomar meus banhos em pé.</text:p>
          </table:table-cell>
          <table:table-cell table:style-name="ce2" table:number-columns-repeated="16"/>
          <table:table-cell table:number-columns-repeated="998"/>
        </table:table-row>
        <table:table-row table:style-name="ro2">
          <table:table-cell table:style-name="ce6" table:formula="of:=[.A1200]+1" office:value-type="date" office:date-value="2025-03-21" calcext:value-type="date">
            <text:p>2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01]+1" office:value-type="date" office:date-value="2025-03-22" calcext:value-type="date">
            <text:p>2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nota 100 na prov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02]+1" office:value-type="date" office:date-value="2025-03-23" calcext:value-type="date">
            <text:p>2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203]+1" office:value-type="date" office:date-value="2025-03-24" calcext:value-type="date">
            <text:p>24/03/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á corrido, tá apertado e eu tô daquele jeito me sentindo muito cans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04]+1" office:value-type="date" office:date-value="2025-03-25" calcext:value-type="date">
            <text:p>2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Sufocado pela rotina intensa,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05]+1" office:value-type="date" office:date-value="2025-03-26" calcext:value-type="date">
            <text:p>2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6]+1" office:value-type="date" office:date-value="2025-03-27" calcext:value-type="date">
            <text:p>2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2">
          <table:table-cell table:style-name="ce6" table:formula="of:=[.A1207]+1" office:value-type="date" office:date-value="2025-03-28" calcext:value-type="date">
            <text:p>2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8]+1" office:value-type="date" office:date-value="2025-03-29" calcext:value-type="date">
            <text:p>2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09]+1" office:value-type="date" office:date-value="2025-03-30" calcext:value-type="date">
            <text:p>3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210]+1" office:value-type="date" office:date-value="2025-03-31" calcext:value-type="date">
            <text:p>3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11]+1" office:value-type="date" office:date-value="2025-04-01" calcext:value-type="date">
            <text:p>0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12]+1" office:value-type="date" office:date-value="2025-04-02" calcext:value-type="date">
            <text:p>02/04/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moroso, estranho no trabalho, clima rui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3]+1" office:value-type="date" office:date-value="2025-04-03" calcext:value-type="date">
            <text:p>0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14]+1" office:value-type="date" office:date-value="2025-04-04" calcext:value-type="date">
            <text:p>0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5]+1" office:value-type="date" office:date-value="2025-04-05" calcext:value-type="date">
            <text:p>0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6]+1" office:value-type="date" office:date-value="2025-04-06" calcext:value-type="date">
            <text:p>0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cantei louvores e recebi uma nova porção do Senhor.</text:p>
          </table:table-cell>
          <table:table-cell table:style-name="ce2" table:number-columns-repeated="16"/>
          <table:table-cell table:number-columns-repeated="998"/>
        </table:table-row>
        <table:table-row table:style-name="ro13">
          <table:table-cell table:style-name="ce6" table:formula="of:=[.A1217]+1" office:value-type="date" office:date-value="2025-04-07" calcext:value-type="date">
            <text:p>0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8]+1" office:value-type="date" office:date-value="2025-04-08" calcext:value-type="date">
            <text:p>0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19]+1" office:value-type="date" office:date-value="2025-04-09" calcext:value-type="date">
            <text:p>0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0]+1" office:value-type="date" office:date-value="2025-04-10" calcext:value-type="date">
            <text:p>1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1]+1" office:value-type="date" office:date-value="2025-04-11" calcext:value-type="date">
            <text:p>1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22]+1" office:value-type="date" office:date-value="2025-04-12" calcext:value-type="date">
            <text:p>1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3]+1" office:value-type="date" office:date-value="2025-04-13" calcext:value-type="date">
            <text:p>1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24]+1" office:value-type="date" office:date-value="2025-04-14" calcext:value-type="date">
            <text:p>1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5]+1" office:value-type="date" office:date-value="2025-04-15" calcext:value-type="date">
            <text:p>15/04/2025</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Só tarefas chatas no trabalho e muito estress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226]+1" office:value-type="date" office:date-value="2025-04-16" calcext:value-type="date">
            <text:p>1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6">
          <table:table-cell table:style-name="ce6" table:formula="of:=[.A1227]+1" office:value-type="date" office:date-value="2025-04-17" calcext:value-type="date">
            <text:p>1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Por mais que o dia tenha sido derrotante, eu consegui fazer minha par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8]+1" office:value-type="date" office:date-value="2025-04-18" calcext:value-type="date">
            <text:p>1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29]+1" office:value-type="date" office:date-value="2025-04-19" calcext:value-type="date">
            <text:p>1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30]+1" office:value-type="date" office:date-value="2025-04-20" calcext:value-type="date">
            <text:p>2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1]+1" office:value-type="date" office:date-value="2025-04-21" calcext:value-type="date">
            <text:p>2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232]+1" office:value-type="date" office:date-value="2025-04-22" calcext:value-type="date">
            <text:p>2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233]+1" office:value-type="date" office:date-value="2025-04-23" calcext:value-type="date">
            <text:p>2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34]+1" office:value-type="date" office:date-value="2025-04-24" calcext:value-type="date">
            <text:p>2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2">
          <table:table-cell table:style-name="ce6" table:formula="of:=[.A1235]+1" office:value-type="date" office:date-value="2025-04-25" calcext:value-type="date">
            <text:p>2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36]+1" office:value-type="date" office:date-value="2025-04-26" calcext:value-type="date">
            <text:p>2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37]+1" office:value-type="date" office:date-value="2025-04-27" calcext:value-type="date">
            <text:p>2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8]+1" office:value-type="date" office:date-value="2025-04-28" calcext:value-type="date">
            <text:p>28/04/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chegando ao meu limite, cansaço extrem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39]+1" office:value-type="date" office:date-value="2025-04-29" calcext:value-type="date">
            <text:p>2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40]+1" office:value-type="date" office:date-value="2025-04-30" calcext:value-type="date">
            <text:p>3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Com a emenda do feriado… Estou em FÉRIAS!! UHUUULL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41]+1" office:value-type="date" office:date-value="2025-05-01" calcext:value-type="date">
            <text:p>0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1 - só de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242]+1" office:value-type="date" office:date-value="2025-05-02" calcext:value-type="date">
            <text:p>02/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2 - Estudei basta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43]+1" office:value-type="date" office:date-value="2025-05-03" calcext:value-type="date">
            <text:p>03/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3 - Dia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1244]+1" office:value-type="date" office:date-value="2025-05-04" calcext:value-type="date">
            <text:p>04/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4 - Dois cultos repletos de louvor e adoração ao Senh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45]+1" office:value-type="date" office:date-value="2025-05-05" calcext:value-type="date">
            <text:p>05/05/2025</text:p>
          </table:table-cell>
          <table:table-cell table:style-name="ce10" table:number-columns-repeated="4"/>
          <table:table-cell table:style-name="ce10" office:value-type="string" calcext:value-type="string">
            <text:p>X</text:p>
          </table:table-cell>
          <table:table-cell table:style-name="ce15" office:value-type="string" calcext:value-type="string">
            <text:p>Férias 05 - Meu humor tá todo desregul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6]+1" office:value-type="date" office:date-value="2025-05-06" calcext:value-type="date">
            <text:p>06/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6 - Primeir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7]+1" office:value-type="date" office:date-value="2025-05-07" calcext:value-type="date">
            <text:p>07/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7 - Segund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48]+1" office:value-type="date" office:date-value="2025-05-08" calcext:value-type="date">
            <text:p>08/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8 - Terceira parte da nossa viagem, Graças a Deus, chegam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49]+1" office:value-type="date" office:date-value="2025-05-09" calcext:value-type="date">
            <text:p>09/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9 - Passamo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0]+1" office:value-type="date" office:date-value="2025-05-10" calcext:value-type="date">
            <text:p>10/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0 - Passamos mai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1]+1" office:value-type="date" office:date-value="2025-05-11" calcext:value-type="date">
            <text:p>1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1 - Dia abençoado, fomos num passeio a Argentin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2]+1" office:value-type="date" office:date-value="2025-05-12" calcext:value-type="date">
            <text:p>1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2 - Dia abençoado, fomos num passeio a Argentina.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3]+1" office:value-type="date" office:date-value="2025-05-13" calcext:value-type="date">
            <text:p>1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3 - Dia abençoado, fizemos três passeios muito legai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8">
          <table:table-cell table:style-name="ce18" table:formula="of:=[.A1254]+1" office:value-type="date" office:date-value="2025-05-14" calcext:value-type="date">
            <text:p>1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4 - Dia abençoado, último em Foz. Hora de voltar pra casa a partir de amanhã. Consegui comprar meu novo notebook pra estudo e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13">
          <table:table-cell table:style-name="ce18" table:formula="of:=[.A1255]+1" office:value-type="date" office:date-value="2025-05-15" calcext:value-type="date">
            <text:p>1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5 - Dia abençoado, porém, viagem cansativa até Maringá.</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um pouco.</text:p>
          </table:table-cell>
          <table:table-cell table:style-name="ce2" table:number-columns-repeated="16"/>
          <table:table-cell table:number-columns-repeated="998"/>
        </table:table-row>
        <table:table-row table:style-name="ro6">
          <table:table-cell table:style-name="ce18" table:formula="of:=[.A1256]+1" office:value-type="date" office:date-value="2025-05-16" calcext:value-type="date">
            <text:p>1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6 - Dia abençoado, o restante da viagem foi bem cansativa, mas, estamos em CAS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57]+1" office:value-type="date" office:date-value="2025-05-17" calcext:value-type="date">
            <text:p>1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7 - 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18" table:formula="of:=[.A1258]+1" office:value-type="date" office:date-value="2025-05-18" calcext:value-type="date">
            <text:p>1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8 - Dia abençoado em família, último dia dessas férias. Agradeço ao Senhor pelo descanso proporcion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18" table:formula="of:=[.A1259]+1" office:value-type="date" office:date-value="2025-05-19" calcext:value-type="date">
            <text:p>19/05/2025</text:p>
          </table:table-cell>
          <table:table-cell table:style-name="ce28" office:value-type="string" calcext:value-type="string">
            <text:p>X</text:p>
          </table:table-cell>
          <table:table-cell table:style-name="ce28" table:number-columns-repeated="4"/>
          <table:table-cell table:style-name="ce42" office:value-type="string" calcext:value-type="string">
            <text:p>Retorno ao trabalho após o merecido descan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0]+1" office:value-type="date" office:date-value="2025-05-20" calcext:value-type="date">
            <text:p>20/05/2025</text:p>
          </table:table-cell>
          <table:table-cell table:style-name="ce28"/>
          <table:table-cell table:style-name="ce28" office:value-type="string" calcext:value-type="string">
            <text:p>X</text:p>
          </table:table-cell>
          <table:table-cell table:style-name="ce28" table:number-columns-repeated="2"/>
          <table:table-cell table:style-name="ce28" office:value-type="string" calcext:value-type="string">
            <text:p>X</text:p>
          </table:table-cell>
          <table:table-cell table:style-name="ce42" office:value-type="string" calcext:value-type="string">
            <text:p>Eu não tô legal, só is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1]+1" office:value-type="date" office:date-value="2025-05-21" calcext:value-type="date">
            <text:p>2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oi um dia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tornei as imersões de inglês.</text:p>
          </table:table-cell>
          <table:table-cell table:style-name="ce2" table:number-columns-repeated="16"/>
          <table:table-cell table:number-columns-repeated="998"/>
        </table:table-row>
        <table:table-row table:style-name="ro13">
          <table:table-cell table:style-name="ce18" table:formula="of:=[.A1262]+1" office:value-type="date" office:date-value="2025-05-22" calcext:value-type="date">
            <text:p>2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nglês com Música.</text:p>
          </table:table-cell>
          <table:table-cell table:style-name="ce2" table:number-columns-repeated="16"/>
          <table:table-cell table:number-columns-repeated="998"/>
        </table:table-row>
        <table:table-row table:style-name="ro13">
          <table:table-cell table:style-name="ce18" table:formula="of:=[.A1263]+1" office:value-type="date" office:date-value="2025-05-23" calcext:value-type="date">
            <text:p>2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18" table:formula="of:=[.A1264]+1" office:value-type="date" office:date-value="2025-05-24" calcext:value-type="date">
            <text:p>2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 e tivemos PG com muita unçã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5]+1" office:value-type="date" office:date-value="2025-05-25" calcext:value-type="date">
            <text:p>2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66]+1" office:value-type="date" office:date-value="2025-05-26" calcext:value-type="date">
            <text:p>2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E entre os altos e baixos da vida, lá vou eu me reencontrar novamente. Recomeçar onde é preciso e continuar onde é possíve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pão de alho.</text:p>
          </table:table-cell>
          <table:table-cell table:style-name="ce2" table:number-columns-repeated="16"/>
          <table:table-cell table:number-columns-repeated="998"/>
        </table:table-row>
        <table:table-row table:style-name="ro2">
          <table:table-cell table:style-name="ce18" table:formula="of:=[.A1267]+1" office:value-type="date" office:date-value="2025-05-27" calcext:value-type="date">
            <text:p>2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8]+1" office:value-type="date" office:date-value="2025-05-28" calcext:value-type="date">
            <text:p>2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69]+1" office:value-type="date" office:date-value="2025-05-29" calcext:value-type="date">
            <text:p>29/05/2025</text:p>
          </table:table-cell>
          <table:table-cell table:style-name="ce28" table:number-columns-repeated="4"/>
          <table:table-cell table:style-name="ce28" office:value-type="string" calcext:value-type="string">
            <text:p>X</text:p>
          </table:table-cell>
          <table:table-cell table:style-name="ce42" office:value-type="string" calcext:value-type="string">
            <text:p>Minha filha passou mal de madrugada, não dormimos quase nada, dia muito cansativ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70]+1" office:value-type="date" office:date-value="2025-05-30" calcext:value-type="date">
            <text:p>30/05/2025</text:p>
          </table:table-cell>
          <table:table-cell table:style-name="ce28" table:number-columns-repeated="4"/>
          <table:table-cell table:style-name="ce28" office:value-type="string" calcext:value-type="string">
            <text:p>X</text:p>
          </table:table-cell>
          <table:table-cell table:style-name="ce42" office:value-type="string" calcext:value-type="string">
            <text:p>Dia onde trabalhei muito, porém, pelo cansaço mental, o trabalho não rendeu tão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18" table:formula="of:=[.A1271]+1" office:value-type="date" office:date-value="2025-05-31" calcext:value-type="date">
            <text:p>3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parcialmente em família, com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2]+1" office:value-type="date" office:date-value="2025-06-01" calcext:value-type="date">
            <text:p>0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parcialmente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18" table:formula="of:=[.A1273]+1" office:value-type="date" office:date-value="2025-06-02" calcext:value-type="date">
            <text:p>0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74]+1" office:value-type="date" office:date-value="2025-06-03" calcext:value-type="date">
            <text:p>0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ui elogiado na mentoria de inglês por minha entreg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5]+1" office:value-type="date" office:date-value="2025-06-04" calcext:value-type="date">
            <text:p>0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2">
          <table:table-cell table:style-name="ce18" table:formula="of:=[.A1276]+1" office:value-type="date" office:date-value="2025-06-05" calcext:value-type="date">
            <text:p>0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77]+1" office:value-type="date" office:date-value="2025-06-06" calcext:value-type="date">
            <text:p>0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78]+1" office:value-type="date" office:date-value="2025-06-07" calcext:value-type="date">
            <text:p>0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docinhos de aniversário.</text:p>
          </table:table-cell>
          <table:table-cell table:style-name="ce2" table:number-columns-repeated="16"/>
          <table:table-cell table:number-columns-repeated="998"/>
        </table:table-row>
        <table:table-row table:style-name="ro13">
          <table:table-cell table:style-name="ce18" table:formula="of:=[.A1279]+1" office:value-type="date" office:date-value="2025-06-08" calcext:value-type="date">
            <text:p>0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18" table:formula="of:=[.A1280]+1" office:value-type="date" office:date-value="2025-06-09" calcext:value-type="date">
            <text:p>09/06/2025</text:p>
          </table:table-cell>
          <table:table-cell table:style-name="ce28" table:number-columns-repeated="4"/>
          <table:table-cell table:style-name="ce28" office:value-type="string" calcext:value-type="string">
            <text:p>X</text:p>
          </table:table-cell>
          <table:table-cell table:style-name="ce42" office:value-type="string" calcext:value-type="string">
            <text:p>Eu não sei como vou fazer nem como vou resistir, mas, eu vou seguir adiante.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1]+1" office:value-type="date" office:date-value="2025-06-10" calcext:value-type="date">
            <text:p>1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82]+1" office:value-type="date" office:date-value="2025-06-11" calcext:value-type="date">
            <text:p>1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5">
          <table:table-cell table:style-name="ce18" table:formula="of:=[.A1283]+1" office:value-type="date" office:date-value="2025-06-12" calcext:value-type="date">
            <text:p>1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caldo maravilhoso feito por minha esposa.</text:p>
          </table:table-cell>
          <table:table-cell table:style-name="ce2" table:number-columns-repeated="16"/>
          <table:table-cell table:number-columns-repeated="998"/>
        </table:table-row>
        <table:table-row table:style-name="ro5">
          <table:table-cell table:style-name="ce18" table:formula="of:=[.A1284]+1" office:value-type="date" office:date-value="2025-06-13" calcext:value-type="date">
            <text:p>1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5]+1" office:value-type="date" office:date-value="2025-06-14" calcext:value-type="date">
            <text:p>1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86]+1" office:value-type="date" office:date-value="2025-06-15" calcext:value-type="date">
            <text:p>1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87]+1" office:value-type="date" office:date-value="2025-06-16" calcext:value-type="date">
            <text:p>1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8]+1" office:value-type="date" office:date-value="2025-06-17" calcext:value-type="date">
            <text:p>1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9]+1" office:value-type="date" office:date-value="2025-06-18" calcext:value-type="date">
            <text:p>1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90]+1" office:value-type="date" office:date-value="2025-06-19" calcext:value-type="date">
            <text:p>1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riado, 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1]+1" office:value-type="date" office:date-value="2025-06-20" calcext:value-type="date">
            <text:p>2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2]+1" office:value-type="date" office:date-value="2025-06-21" calcext:value-type="date">
            <text:p>2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cialmente o dia em família, porém, eu me senti mal o dia to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3]+1" office:value-type="date" office:date-value="2025-06-22" calcext:value-type="date">
            <text:p>2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um dia abençoado de comunhão com nossos irmãos amigos pastores e a família do pai do nosso querido pastorzão Elielson.</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294]+1" office:value-type="date" office:date-value="2025-06-23" calcext:value-type="date">
            <text:p>2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Sigo fazendo o meu melhor sempre, mesmo cansado, quase esgot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5]+1" office:value-type="date" office:date-value="2025-06-24" calcext:value-type="date">
            <text:p>2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ive na apresentação da querida amiga do inglês, Andreia, e me emocionei com a história del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96]+1" office:value-type="date" office:date-value="2025-06-25" calcext:value-type="date">
            <text:p>2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stinha caipira da escola de minha filha, uma linda apresentaçã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97]+1" office:value-type="date" office:date-value="2025-06-26" calcext:value-type="date">
            <text:p>2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298]+1" office:value-type="date" office:date-value="2025-06-27" calcext:value-type="date">
            <text:p>2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299]+1" office:value-type="date" office:date-value="2025-06-28" calcext:value-type="date">
            <text:p>2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Aniversário de 71 anos de minha mãe. Obrigado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2">
          <table:table-cell table:style-name="ce18" table:formula="of:=[.A1300]+1" office:value-type="date" office:date-value="2025-06-29" calcext:value-type="date">
            <text:p>2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1]+1" office:value-type="date" office:date-value="2025-06-30" calcext:value-type="date">
            <text:p>3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2]+1" office:value-type="date" office:date-value="2025-07-01" calcext:value-type="date">
            <text:p>0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303]+1" office:value-type="date" office:date-value="2025-07-02" calcext:value-type="date">
            <text:p>02/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04]+1" office:value-type="date" office:date-value="2025-07-03" calcext:value-type="date">
            <text:p>03/07/2025</text:p>
          </table:table-cell>
          <table:table-cell table:style-name="ce28" table:number-columns-repeated="4"/>
          <table:table-cell table:style-name="ce28" office:value-type="string" calcext:value-type="string">
            <text:p>X</text:p>
          </table:table-cell>
          <table:table-cell table:style-name="ce42" office:value-type="string" calcext:value-type="string">
            <text:p>Bem triste pela imensa humilhação a qual sou submetido no trabalho, mês após mês. Mas, crente de que Deus tem preparado o meu sucesso e progress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05]+1" office:value-type="date" office:date-value="2025-07-04" calcext:value-type="date">
            <text:p>0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306]+1" office:value-type="date" office:date-value="2025-07-05" calcext:value-type="date">
            <text:p>05/07/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muita bênção em noss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7]+1" office:value-type="date" office:date-value="2025-07-06" calcext:value-type="date">
            <text:p>0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18" table:formula="of:=[.A1308]+1" office:value-type="date" office:date-value="2025-07-07" calcext:value-type="date">
            <text:p>07/07/2025</text:p>
          </table:table-cell>
          <table:table-cell table:style-name="ce28" office:value-type="string" calcext:value-type="string">
            <text:p>X</text:p>
          </table:table-cell>
          <table:table-cell table:style-name="ce28" table:number-columns-repeated="4"/>
          <table:table-cell table:style-name="ce42" office:value-type="string" calcext:value-type="string">
            <text:p>O dia foi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9]+1" office:value-type="date" office:date-value="2025-07-08" calcext:value-type="date">
            <text:p>0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2">
          <table:table-cell table:style-name="ce18" table:formula="of:=[.A1310]+1" office:value-type="date" office:date-value="2025-07-09" calcext:value-type="date">
            <text:p>09/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novo e legal desafio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1]+1" office:value-type="date" office:date-value="2025-07-10" calcext:value-type="date">
            <text:p>1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2]+1" office:value-type="date" office:date-value="2025-07-11" calcext:value-type="date">
            <text:p>1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esfirras árabes.</text:p>
          </table:table-cell>
          <table:table-cell table:style-name="ce2" table:number-columns-repeated="16"/>
          <table:table-cell table:number-columns-repeated="998"/>
        </table:table-row>
        <table:table-row table:style-name="ro8">
          <table:table-cell table:style-name="ce18" table:formula="of:=[.A1313]+1" office:value-type="date" office:date-value="2025-07-12" calcext:value-type="date">
            <text:p>12/07/2025</text:p>
          </table:table-cell>
          <table:table-cell table:style-name="ce28" table:number-columns-repeated="4"/>
          <table:table-cell table:style-name="ce28" office:value-type="string" calcext:value-type="string">
            <text:p>X</text:p>
          </table:table-cell>
          <table:table-cell table:style-name="ce42" office:value-type="string" calcext:value-type="string">
            <text:p>Muitos afazeres, praticamente não tenho conseguido viver minha vida, só executando todas as tarefas. Mas, eu sei que vou vencer mais esse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14]+1" office:value-type="date" office:date-value="2025-07-13" calcext:value-type="date">
            <text:p>13/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15]+1" office:value-type="date" office:date-value="2025-07-14" calcext:value-type="date">
            <text:p>1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6]+1" office:value-type="date" office:date-value="2025-07-15" calcext:value-type="date">
            <text:p>15/07/2025</text:p>
          </table:table-cell>
          <table:table-cell table:style-name="ce28" table:number-columns-repeated="4"/>
          <table:table-cell table:style-name="ce28" office:value-type="string" calcext:value-type="string">
            <text:p>X</text:p>
          </table:table-cell>
          <table:table-cell table:style-name="ce42" office:value-type="string" calcext:value-type="string">
            <text:p>As coisas no trabalho tão muito estranhas, parece que tô sendo deixado de l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7]+1" office:value-type="date" office:date-value="2025-07-16" calcext:value-type="date">
            <text:p>1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ou reformulando meu perfil no LinkedIn (versão 2025/2026) e estou ficando bem satisfeit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8]+1" office:value-type="date" office:date-value="2025-07-17" calcext:value-type="date">
            <text:p>17/07/2025</text:p>
          </table:table-cell>
          <table:table-cell table:style-name="ce28" office:value-type="string" calcext:value-type="string">
            <text:p>X</text:p>
          </table:table-cell>
          <table:table-cell table:style-name="ce28" table:number-columns-repeated="4"/>
          <table:table-cell table:style-name="ce42" office:value-type="string" calcext:value-type="string">
            <text:p>Meu perfil ficou muito bom e, tenho fé que me trará muitas novas oportunidad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9]+1" office:value-type="date" office:date-value="2025-07-18" calcext:value-type="date">
            <text:p>1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320]+1" office:value-type="date" office:date-value="2025-07-19" calcext:value-type="date">
            <text:p>19/07/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parcialmente em família e tivemos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21]+1" office:value-type="date" office:date-value="2025-07-20" calcext:value-type="date">
            <text:p>2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dorei muito ao nosso Deus na igreja.</text:p>
          </table:table-cell>
          <table:table-cell table:style-name="ce2" table:number-columns-repeated="16"/>
          <table:table-cell table:number-columns-repeated="998"/>
        </table:table-row>
        <table:table-row table:style-name="ro2">
          <table:table-cell table:style-name="ce18" table:formula="of:=[.A1322]+1" office:value-type="date" office:date-value="2025-07-21" calcext:value-type="date">
            <text:p>2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23]+1" office:value-type="date" office:date-value="2025-07-22" calcext:value-type="date">
            <text:p>22/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24]+1" office:value-type="date" office:date-value="2025-07-23" calcext:value-type="date">
            <text:p>23/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25]+1" office:value-type="date" office:date-value="2025-07-24" calcext:value-type="date">
            <text:p>2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18" table:formula="of:=[.A1326]+1" office:value-type="date" office:date-value="2025-07-25" calcext:value-type="date">
            <text:p>25/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327]+1" office:value-type="date" office:date-value="2025-07-26" calcext:value-type="date">
            <text:p>26/07/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meu aniversário de 43 an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bastante churrasco.</text:p>
          </table:table-cell>
          <table:table-cell table:style-name="ce2" table:number-columns-repeated="16"/>
          <table:table-cell table:number-columns-repeated="998"/>
        </table:table-row>
        <table:table-row table:style-name="ro6">
          <table:table-cell table:style-name="ce6" table:formula="of:=[.A1328]+1" office:value-type="date" office:date-value="2025-07-27" calcext:value-type="date">
            <text:p>27/07/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surpresa com parabéns pelos irmãos na igreja e 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29]+1" office:value-type="date" office:date-value="2025-07-28" calcext:value-type="date">
            <text:p>2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9">
          <table:table-cell table:style-name="ce18" table:formula="of:=[.A1330]+1" office:value-type="date" office:date-value="2025-07-29" calcext:value-type="date">
            <text:p>29/07/2025</text:p>
          </table:table-cell>
          <table:table-cell table:style-name="ce28" table:number-columns-repeated="4"/>
          <table:table-cell table:style-name="ce28" office:value-type="string" calcext:value-type="string">
            <text:p>X</text:p>
          </table:table-cell>
          <table:table-cell table:style-name="ce42" office:value-type="string" calcext:value-type="string">
            <text:p>Apesar de ter feito muitas coisas no trabalho, não consegui até a hora atual, fazer minha tarefa de inglês, terei que fazer tudo correndo e estou muito cansado. Não sei se dará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ada, não consegui fazer praticamente nada. Só correndo o dia inteiro.</text:p>
          </table:table-cell>
          <table:table-cell table:style-name="ce2" table:number-columns-repeated="16"/>
          <table:table-cell table:number-columns-repeated="998"/>
        </table:table-row>
        <table:table-row table:style-name="ro13">
          <table:table-cell table:style-name="ce18" table:formula="of:=[.A1331]+1" office:value-type="date" office:date-value="2025-07-30" calcext:value-type="date">
            <text:p>3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2]+1" office:value-type="date" office:date-value="2025-07-31" calcext:value-type="date">
            <text:p>3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3]+1" office:value-type="date" office:date-value="2025-08-01" calcext:value-type="date">
            <text:p>01/08/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4]+1" office:value-type="date" office:date-value="2025-08-02" calcext:value-type="date">
            <text:p>0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tranquilo de muitas alegrias e celebraçõ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bolo de aniversário.</text:p>
          </table:table-cell>
          <table:table-cell table:style-name="ce2" table:number-columns-repeated="16"/>
          <table:table-cell table:number-columns-repeated="998"/>
        </table:table-row>
        <table:table-row table:style-name="ro6">
          <table:table-cell table:style-name="ce6" table:formula="of:=[.A1335]+1" office:value-type="date" office:date-value="2025-08-03" calcext:value-type="date">
            <text:p>03/08/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uito abençoado, parcialmente em família, muito estudo e também atividade físic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18" table:formula="of:=[.A1336]+1" office:value-type="date" office:date-value="2025-08-04" calcext:value-type="date">
            <text:p>0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corrido, colega em férias e todas as sustentações sob minha responsab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37]+1" office:value-type="date" office:date-value="2025-08-05" calcext:value-type="date">
            <text:p>0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dia corrido e várias sustentações em minha responsabilidade, consegui me sair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38]+1" office:value-type="date" office:date-value="2025-08-06" calcext:value-type="date">
            <text:p>06/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trabalho ainda corrido, mas, tenho me sobressaído, inclusive recebendo elogios da lideranç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39]+1" office:value-type="date" office:date-value="2025-08-07" calcext:value-type="date">
            <text:p>07/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trabalho ainda corrido, mas, tenho me sobressaído, inclusive recebendo elogios da lideranç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8">
          <table:table-cell table:style-name="ce18" table:formula="of:=[.A1340]+1" office:value-type="date" office:date-value="2025-08-08" calcext:value-type="date">
            <text:p>0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O Senhor tem me suportado, eu tenho me sobressaído em meio ao caos, tenho conseguido criar, pensar, fazer, fluir. Amém Pai, Amém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41]+1" office:value-type="date" office:date-value="2025-08-09" calcext:value-type="date">
            <text:p>09/08/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Emoções da despedida da irmã Thaís e irmão Elson que vão embor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uito churrasco gaúcho.</text:p>
          </table:table-cell>
          <table:table-cell table:style-name="ce2" table:number-columns-repeated="16"/>
          <table:table-cell table:number-columns-repeated="998"/>
        </table:table-row>
        <table:table-row table:style-name="ro13">
          <table:table-cell table:style-name="ce18" table:formula="of:=[.A1342]+1" office:value-type="date" office:date-value="2025-08-10" calcext:value-type="date">
            <text:p>1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dorei muito ao nosso Deus na igreja.</text:p>
          </table:table-cell>
          <table:table-cell table:style-name="ce2" table:number-columns-repeated="16"/>
          <table:table-cell table:number-columns-repeated="998"/>
        </table:table-row>
        <table:table-row table:style-name="ro8">
          <table:table-cell table:style-name="ce18" table:formula="of:=[.A1343]+1" office:value-type="date" office:date-value="2025-08-11" calcext:value-type="date">
            <text:p>11/08/2025</text:p>
          </table:table-cell>
          <table:table-cell table:style-name="ce28" office:value-type="string" calcext:value-type="string">
            <text:p>X</text:p>
          </table:table-cell>
          <table:table-cell table:style-name="ce28" table:number-columns-repeated="4"/>
          <table:table-cell table:style-name="ce42" office:value-type="string" calcext:value-type="string">
            <text:p>O Senhor tem me suportado, eu tenho me sobressaído em meio ao caos, tenho conseguido criar, pensar, fazer, fluir. Amém Pai, Amém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4]+1" office:value-type="date" office:date-value="2025-08-12" calcext:value-type="date">
            <text:p>1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45]+1" office:value-type="date" office:date-value="2025-08-13" calcext:value-type="date">
            <text:p>13/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6]+1" office:value-type="date" office:date-value="2025-08-14" calcext:value-type="date">
            <text:p>1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7]+1" office:value-type="date" office:date-value="2025-08-15" calcext:value-type="date">
            <text:p>1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48]+1" office:value-type="date" office:date-value="2025-08-16" calcext:value-type="date">
            <text:p>16/08/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osso PG nos entregou muita bênção e revelações d’A Palavra d’O Senhor, amém.</text:p>
          </table:table-cell>
          <table:table-cell table:style-name="ce2" table:number-columns-repeated="16"/>
          <table:table-cell table:number-columns-repeated="998"/>
        </table:table-row>
        <table:table-row table:style-name="ro13">
          <table:table-cell table:style-name="ce18" table:formula="of:=[.A1349]+1" office:value-type="date" office:date-value="2025-08-17" calcext:value-type="date">
            <text:p>17/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quele dia repleto de bênçãos, em família, com muita alegria e estu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50]+1" office:value-type="date" office:date-value="2025-08-18" calcext:value-type="date">
            <text:p>1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51]+1" office:value-type="date" office:date-value="2025-08-19" calcext:value-type="date">
            <text:p>19/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enho feito entregas de muita qualidade, meu espírito, mente e corpo estão voltando à evoluir e se alinhar de forma muito positiv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52]+1" office:value-type="date" office:date-value="2025-08-20" calcext:value-type="date">
            <text:p>2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enho feito entregas de muita qualidade, meu espírito, mente e corpo estão voltando à evoluir e se alinhar de forma muito positiv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21" table:formula="of:=[.A1353]+1" office:value-type="date" office:date-value="2025-08-21" calcext:value-type="date">
            <text:p>21/08/2025</text:p>
          </table:table-cell>
          <table:table-cell table:style-name="ce37" office:value-type="string" calcext:value-type="string">
            <text:p>X</text:p>
          </table:table-cell>
          <table:table-cell table:style-name="ce37" table:number-columns-repeated="4"/>
          <table:table-cell table:style-name="ce49" office:value-type="string" calcext:value-type="string">
            <text:p>Aprendizado e evolução constantes, dia a di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prei um Fusca 76. Ô Glória!! Bem-vindo a família, Blueberry.</text:p>
          </table:table-cell>
          <table:table-cell table:style-name="ce2" table:number-columns-repeated="16"/>
          <table:table-cell table:number-columns-repeated="998"/>
        </table:table-row>
        <table:table-row table:style-name="ro8">
          <table:table-cell table:style-name="ce18" table:formula="of:=[.A1354]+1" office:value-type="date" office:date-value="2025-08-22" calcext:value-type="date">
            <text:p>2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Fortes emoções, entrevista com bom fit, recebimento do bônus do semestre, muita diversão e alegria, reencontro com amigo de longa dat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55]+1" office:value-type="date" office:date-value="2025-08-23" calcext:value-type="date">
            <text:p>23/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repleto de bênçãos e alegrias, em família, com ensaio de louvores maravilhoso, com PG e comunhão com os irmãos e… O Blueberry veio pra cas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amos muito no PG.</text:p>
          </table:table-cell>
          <table:table-cell table:style-name="ce2" table:number-columns-repeated="16"/>
          <table:table-cell table:number-columns-repeated="998"/>
        </table:table-row>
        <table:table-row table:style-name="ro13">
          <table:table-cell table:style-name="ce18" table:formula="of:=[.A1356]+1" office:value-type="date" office:date-value="2025-08-24" calcext:value-type="date">
            <text:p>2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57]+1" office:value-type="date" office:date-value="2025-08-25" calcext:value-type="date">
            <text:p>2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udo transcorreu bem ao longo do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9">
          <table:table-cell table:style-name="ce18" table:formula="of:=[.A1358]+1" office:value-type="date" office:date-value="2025-08-26" calcext:value-type="date">
            <text:p>26/08/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Os prazos pra concluir as minhas entregas estão findando, isso me preocupa e deixa triste. Mas, tivemos uma alegria imensa em participar da gravação do nosso amado irmão, Mateus Lop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18" table:formula="of:=[.A1359]+1" office:value-type="date" office:date-value="2025-08-27" calcext:value-type="date">
            <text:p>27/08/2025</text:p>
          </table:table-cell>
          <table:table-cell table:style-name="ce28" table:number-columns-repeated="2"/>
          <table:table-cell table:style-name="ce28" office:value-type="string" calcext:value-type="string">
            <text:p>X</text:p>
          </table:table-cell>
          <table:table-cell table:style-name="ce28" table:number-columns-repeated="2"/>
          <table:table-cell table:style-name="ce42" office:value-type="string" calcext:value-type="string">
            <text:p>Os prazos pra concluir as minhas entregas estão findando, isso me preocupa e deixa tris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60]+1" office:value-type="date" office:date-value="2025-08-28" calcext:value-type="date">
            <text:p>2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heci o belíssimo escritório da XP, aqui em Uberlândia e fiz o meu pré planejamento de investimentos com meu novo Assessor B2C.</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361]+1" office:value-type="date" office:date-value="2025-08-29" calcext:value-type="date">
            <text:p>29/08/2025</text:p>
          </table:table-cell>
          <table:table-cell table:style-name="ce28" office:value-type="string" calcext:value-type="string">
            <text:p>X</text:p>
          </table:table-cell>
          <table:table-cell table:style-name="ce28" table:number-columns-repeated="4"/>
          <table:table-cell table:style-name="ce42" office:value-type="string" calcext:value-type="string">
            <text:p>Nos reunimos com nossos irmãos Jorlano e Raquel e suas filhas fofas, Elisa e Eloá e foi um momento abenço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62]+1" office:value-type="date" office:date-value="2025-08-30" calcext:value-type="date">
            <text:p>3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Pegamos o doc do Blueberry para transferência e passamos um dia abençoado e maravilhos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ive um dia de “Princeso” e codei muito.</text:p>
          </table:table-cell>
          <table:table-cell table:style-name="ce2" table:number-columns-repeated="16"/>
          <table:table-cell table:number-columns-repeated="998"/>
        </table:table-row>
        <table:table-row table:style-name="ro5">
          <table:table-cell table:style-name="ce18" table:formula="of:=[.A1363]+1" office:value-type="date" office:date-value="2025-08-31" calcext:value-type="date">
            <text:p>31/08/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Todas as coisas acumuladas estão por fazer ou concluir. Estou triste e com medo. Eu creio em Deus, mas, a pressão está me enlouquece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18" table:formula="of:=[.A1364]+1" office:value-type="date" office:date-value="2025-09-01" calcext:value-type="date">
            <text:p>01/09/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Recebemos uma unção muito forte na apresentação abençoada do Morad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365]+1" office:value-type="date" office:date-value="2025-09-02" calcext:value-type="date">
            <text:p>02/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Todas as coisas acumuladas estão por fazer ou concluir. Estou triste e com medo. Eu creio em Deus, mas, a pressão está me enlouquece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366]+1" office:value-type="date" office:date-value="2025-09-03" calcext:value-type="date">
            <text:p>0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CURA e libertação, dia de dizer NÃO e, assim, dizer SIM. Glória a Deus!!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67]+1" office:value-type="date" office:date-value="2025-09-04" calcext:value-type="date">
            <text:p>0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solvi várias coisas em casa.</text:p>
          </table:table-cell>
          <table:table-cell table:style-name="ce2" table:number-columns-repeated="16"/>
          <table:table-cell table:number-columns-repeated="998"/>
        </table:table-row>
        <table:table-row table:style-name="ro13">
          <table:table-cell table:style-name="ce18" table:formula="of:=[.A1368]+1" office:value-type="date" office:date-value="2025-09-05" calcext:value-type="date">
            <text:p>0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ormi bem de ontem pra hoje.</text:p>
          </table:table-cell>
          <table:table-cell table:style-name="ce2" table:number-columns-repeated="16"/>
          <table:table-cell table:number-columns-repeated="998"/>
        </table:table-row>
        <table:table-row table:style-name="ro13">
          <table:table-cell table:style-name="ce18" table:formula="of:=[.A1369]+1" office:value-type="date" office:date-value="2025-09-06" calcext:value-type="date">
            <text:p>0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Ótimo dia em família e ainda tivemos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ormi bem de ontem pra hoje.</text:p>
          </table:table-cell>
          <table:table-cell table:style-name="ce2" table:number-columns-repeated="16"/>
          <table:table-cell table:number-columns-repeated="998"/>
        </table:table-row>
        <table:table-row table:style-name="ro10">
          <table:table-cell table:style-name="ce18" table:formula="of:=[.A1370]+1" office:value-type="date" office:date-value="2025-09-07" calcext:value-type="date">
            <text:p>07/09/2025</text:p>
          </table:table-cell>
          <table:table-cell table:style-name="ce28" office:value-type="string" calcext:value-type="string">
            <text:p>X</text:p>
          </table:table-cell>
          <table:table-cell table:style-name="ce28" table:number-columns-repeated="4"/>
          <table:table-cell table:style-name="ce42" office:value-type="string" calcext:value-type="string">
            <text:p>Quantas bênçãos num só dia: desfilamos em família o 7 de setembro com o Blueberry, minha mãe estava junto; fizemos almoço com churrasco na nova grelha parrilha argentina para minha família; os cultos foram maravilhosos na igrej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71]+1" office:value-type="date" office:date-value="2025-09-08" calcext:value-type="date">
            <text:p>0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72]+1" office:value-type="date" office:date-value="2025-09-09" calcext:value-type="date">
            <text:p>09/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Estava tudo correndo razoavelmente bem, porém, do NADA, meu gerente está muito estranho e foi até agressivo comigo hoj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u planejamento de investimentos com o Assessor e Investor XP.</text:p>
          </table:table-cell>
          <table:table-cell table:style-name="ce2" table:number-columns-repeated="16"/>
          <table:table-cell table:number-columns-repeated="998"/>
        </table:table-row>
        <table:table-row table:style-name="ro13">
          <table:table-cell table:style-name="ce18" table:formula="of:=[.A1373]+1" office:value-type="date" office:date-value="2025-09-10" calcext:value-type="date">
            <text:p>1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4]+1" office:value-type="date" office:date-value="2025-09-11" calcext:value-type="date">
            <text:p>11/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75]+1" office:value-type="date" office:date-value="2025-09-12" calcext:value-type="date">
            <text:p>12/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6]+1" office:value-type="date" office:date-value="2025-09-13" calcext:value-type="date">
            <text:p>1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8">
          <table:table-cell table:style-name="ce18" table:formula="of:=[.A1377]+1" office:value-type="date" office:date-value="2025-09-14" calcext:value-type="date">
            <text:p>1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bênçãos: fizemos almoço com churrasco na nova grelha parrilha argentina para nossos irmãos, amigos e pastores queridos e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78]+1" office:value-type="date" office:date-value="2025-09-15" calcext:value-type="date">
            <text:p>1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9]+1" office:value-type="date" office:date-value="2025-09-16" calcext:value-type="date">
            <text:p>1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5">
          <table:table-cell table:style-name="ce18" table:formula="of:=[.A1380]+1" office:value-type="date" office:date-value="2025-09-17" calcext:value-type="date">
            <text:p>17/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O clima na XP tá péssimo, as propostas de trabalho que tão surgindo não fazem sentido. Sigo com Fé!!</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1]+1" office:value-type="date" office:date-value="2025-09-18" calcext:value-type="date">
            <text:p>1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Sigo, com Fé e vivendo um dia de cada ve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21" table:formula="of:=[.A1382]+1" office:value-type="date" office:date-value="2025-09-19" calcext:value-type="date">
            <text:p>19/09/2025</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TRÊS anos de XP, três anos como profissional de desenvolvimento, em Tech!!</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Transferi o Blueberry pro meu nome.</text:p>
          </table:table-cell>
          <table:table-cell table:style-name="ce2" table:number-columns-repeated="16"/>
          <table:table-cell table:number-columns-repeated="998"/>
        </table:table-row>
        <table:table-row table:style-name="ro13">
          <table:table-cell table:style-name="ce18" table:formula="of:=[.A1383]+1" office:value-type="date" office:date-value="2025-09-20" calcext:value-type="date">
            <text:p>2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18" table:formula="of:=[.A1384]+1" office:value-type="date" office:date-value="2025-09-21" calcext:value-type="date">
            <text:p>21/09/2025</text:p>
          </table:table-cell>
          <table:table-cell table:style-name="ce28" office:value-type="string" calcext:value-type="string">
            <text:p>X</text:p>
          </table:table-cell>
          <table:table-cell table:style-name="ce28" table:number-columns-repeated="4"/>
          <table:table-cell table:style-name="ce42" office:value-type="string" calcext:value-type="string">
            <text:p>Comemoramos os 8 aninhos da nossa querida Anna e 5 aninhos da nossa adorada Bellinh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18" table:formula="of:=[.A1385]+1" office:value-type="date" office:date-value="2025-09-22" calcext:value-type="date">
            <text:p>22/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6]+1" office:value-type="date" office:date-value="2025-09-23" calcext:value-type="date">
            <text:p>2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87]+1" office:value-type="date" office:date-value="2025-09-24" calcext:value-type="date">
            <text:p>2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8]+1" office:value-type="date" office:date-value="2025-09-25" calcext:value-type="date">
            <text:p>2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89]+1" office:value-type="date" office:date-value="2025-09-26" calcext:value-type="date">
            <text:p>2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90]+1" office:value-type="date" office:date-value="2025-09-27" calcext:value-type="date">
            <text:p>27/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ei o dia sozinho, pois, minhas meninas estão no acampamento da igreja, mas, O Senhor me presenteou com um dia maravilhoso com meus pais e amig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BÊNÇÃO: joguei vôlei com a turma.</text:p>
          </table:table-cell>
          <table:table-cell table:style-name="ce2" table:number-columns-repeated="16"/>
          <table:table-cell table:number-columns-repeated="998"/>
        </table:table-row>
        <table:table-row table:style-name="ro6">
          <table:table-cell table:style-name="ce18" table:formula="of:=[.A1391]+1" office:value-type="date" office:date-value="2025-09-28" calcext:value-type="date">
            <text:p>2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Minha esposa e filha chegaram do acampamento e passamos o resto do dia junt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92]+1" office:value-type="date" office:date-value="2025-09-29" calcext:value-type="date">
            <text:p>29/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93]+1" office:value-type="date" office:date-value="2025-09-30" calcext:value-type="date">
            <text:p>3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18" table:formula="of:=[.A1394]+1" office:value-type="date" office:date-value="2025-10-01" calcext:value-type="date">
            <text:p>0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395]+1" office:value-type="date" office:date-value="2025-10-02" calcext:value-type="date">
            <text:p>02/10/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ou vendo pra entrar como investidor no ramo da construção civi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6">
          <table:table-cell table:style-name="ce18" table:formula="of:=[.A1396]+1" office:value-type="date" office:date-value="2025-10-03" calcext:value-type="date">
            <text:p>03/10/2025</text:p>
          </table:table-cell>
          <table:table-cell table:style-name="ce28" table:number-columns-repeated="4"/>
          <table:table-cell table:style-name="ce28" office:value-type="string" calcext:value-type="string">
            <text:p>X</text:p>
          </table:table-cell>
          <table:table-cell table:style-name="ce42" office:value-type="string" calcext:value-type="string">
            <text:p>Mental e fisicamente esgotado. Deus, preciso de novidade de vida, principalmente, profissional.</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397]+1" office:value-type="date" office:date-value="2025-10-04" calcext:value-type="date">
            <text:p>0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te 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98]+1" office:value-type="date" office:date-value="2025-10-05" calcext:value-type="date">
            <text:p>0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te 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99]+1" office:value-type="date" office:date-value="2025-10-06" calcext:value-type="date">
            <text:p>0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Retornamos às segundas-feiras e tivemos muita bênção em noss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400]+1" office:value-type="date" office:date-value="2025-10-07" calcext:value-type="date">
            <text:p>0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O dia foi normal, mas, poderia ter sido um pouco melhor, enfi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Joguei vôlei com a turma.</text:p>
          </table:table-cell>
          <table:table-cell table:style-name="ce2" table:number-columns-repeated="16"/>
          <table:table-cell table:number-columns-repeated="998"/>
        </table:table-row>
        <table:table-row table:style-name="ro6">
          <table:table-cell table:style-name="ce18" table:formula="of:=[.A1401]+1" office:value-type="date" office:date-value="2025-10-08" calcext:value-type="date">
            <text:p>08/10/2025</text:p>
          </table:table-cell>
          <table:table-cell table:style-name="ce28" table:number-columns-repeated="4"/>
          <table:table-cell table:style-name="ce28" office:value-type="string" calcext:value-type="string">
            <text:p>X</text:p>
          </table:table-cell>
          <table:table-cell table:style-name="ce42" office:value-type="string" calcext:value-type="string">
            <text:p>Lá vou eu ter que operar DE NOVO, desta vez, o dedo da mão. Enfim… Que O Senhor abenço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8">
          <table:table-cell table:style-name="ce18" table:formula="of:=[.A1402]+1" office:value-type="date" office:date-value="2025-10-09" calcext:value-type="date">
            <text:p>09/10/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A cirurgia correu bem, salvo as inúmeras recomendações do médico, com relação aos muitos cuidados, tudo bem. Obrigado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o diria Pumba: “Comi como um porco.”. </text:p>
          </table:table-cell>
          <table:table-cell table:style-name="ce2" table:number-columns-repeated="16"/>
          <table:table-cell table:number-columns-repeated="998"/>
        </table:table-row>
        <table:table-row table:style-name="ro13">
          <table:table-cell table:style-name="ce18" table:formula="of:=[.A1403]+1" office:value-type="date" office:date-value="2025-10-10" calcext:value-type="date">
            <text:p>1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ei o dia organizando algumas coisas e oportunidades caminha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2">
          <table:table-cell table:style-name="ce18" table:formula="of:=[.A1404]+1" office:value-type="date" office:date-value="2025-10-11" calcext:value-type="date">
            <text:p>1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405]+1" office:value-type="date" office:date-value="2025-10-12" calcext:value-type="date">
            <text:p>12/10/2025</text:p>
          </table:table-cell>
          <table:table-cell table:style-name="ce28" office:value-type="string" calcext:value-type="string">
            <text:p>X</text:p>
          </table:table-cell>
          <table:table-cell table:style-name="ce28" table:number-columns-repeated="4"/>
          <table:table-cell table:style-name="ce42" office:value-type="string" calcext:value-type="string">
            <text:p>Fiz café da manhã de dia das crianças pra minha filha e passamos o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18" table:formula="of:=[.A1406]+1" office:value-type="date" office:date-value="2025-10-13" calcext:value-type="date">
            <text:p>13/10/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407]+1" office:value-type="date" office:date-value="2025-10-14" calcext:value-type="date">
            <text:p>1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Novos aprendizados com relação a Test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5">
          <table:table-cell table:style-name="ce18" table:formula="of:=[.A1408]+1" office:value-type="date" office:date-value="2025-10-15" calcext:value-type="date">
            <text:p>1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gradecer ao Pai por todas as bênçãos que ele sempre proporciona, mesmo perante as adversidad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409]+1" office:value-type="date" office:date-value="2025-10-16" calcext:value-type="date">
            <text:p>1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gradecer ao Pai por todas as bênçãos que ele sempre proporciona, mesmo perante as adversidad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0]+1" office:value-type="date" office:date-value="2025-10-17" calcext:value-type="date">
            <text:p>1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 recuperação da cirurgia está evoluindo muito bem.</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411]+1" office:value-type="date" office:date-value="2025-10-18" calcext:value-type="date">
            <text:p>18/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6">
          <table:table-cell table:style-name="ce18" table:formula="of:=[.A1412]+1" office:value-type="date" office:date-value="2025-10-19" calcext:value-type="date">
            <text:p>19/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style-name="ce2" table:number-columns-repeated="16"/>
          <table:table-cell table:number-columns-repeated="998"/>
        </table:table-row>
        <table:table-row table:style-name="ro2">
          <table:table-cell table:style-name="ce18" table:formula="of:=[.A1413]+1" office:value-type="date" office:date-value="2025-10-20" calcext:value-type="date">
            <text:p>2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entregar todas as tarefa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4]+1" office:value-type="date" office:date-value="2025-10-21" calcext:value-type="date">
            <text:p>21/10/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Estou tão cansado, mas, sigo com Fè.</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5]+1" office:value-type="date" office:date-value="2025-10-22" calcext:value-type="date">
            <text:p>22/10/2025</text:p>
          </table:table-cell>
          <table:table-cell table:style-name="ce28" table:number-columns-repeated="4"/>
          <table:table-cell table:style-name="ce28" office:value-type="string" calcext:value-type="string">
            <text:p>X</text:p>
          </table:table-cell>
          <table:table-cell table:style-name="ce42" office:value-type="string" calcext:value-type="string">
            <text:p>Eu tô naquela fase triste, preocupado, enfim.</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416]+1" office:value-type="date" office:date-value="2025-10-23" calcext:value-type="date">
            <text:p>23/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para mim e minha família.</text:p>
          </table:table-cell>
          <table:table-cell table:style-name="ce2" table:number-columns-repeated="16"/>
          <table:table-cell table:number-columns-repeated="998"/>
        </table:table-row>
        <table:table-row table:style-name="ro6">
          <table:table-cell table:style-name="ce18" table:formula="of:=[.A1417]+1" office:value-type="date" office:date-value="2025-10-24" calcext:value-type="date">
            <text:p>2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5">
          <table:table-cell table:style-name="ce18" table:formula="of:=[.A1418]+1" office:value-type="date" office:date-value="2025-10-25" calcext:value-type="date">
            <text:p>2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Café da manhã de homens, irmãos, em oração e meditação nA Palavra e passamos um 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19]+1" office:value-type="date" office:date-value="2025-10-26" calcext:value-type="date">
            <text:p>2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20]+1" office:value-type="date" office:date-value="2025-10-27" calcext:value-type="date">
            <text:p>2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Deus segue abençoando e oportunidades surgi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13">
          <table:table-cell table:style-name="ce18" table:formula="of:=[.A1421]+1" office:value-type="date" office:date-value="2025-10-28" calcext:value-type="date">
            <text:p>28/10/2025</text:p>
          </table:table-cell>
          <table:table-cell table:style-name="ce28" office:value-type="string" calcext:value-type="string">
            <text:p>X</text:p>
          </table:table-cell>
          <table:table-cell table:style-name="ce28" table:number-columns-repeated="4"/>
          <table:table-cell table:style-name="ce42" office:value-type="string" calcext:value-type="string">
            <text:p>Deus segue abençoando e oportunidades surgi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uma deliciosa canjinha.</text:p>
          </table:table-cell>
          <table:table-cell table:number-columns-repeated="1014"/>
        </table:table-row>
        <table:table-row table:style-name="ro6">
          <table:table-cell table:style-name="ce18" table:formula="of:=[.A1422]+1" office:value-type="date" office:date-value="2025-10-29" calcext:value-type="date">
            <text:p>29/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os poucos vou me firmando, sempre com Deus no controle de tudo, Ele me condu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6">
          <table:table-cell table:style-name="ce18" table:formula="of:=[.A1423]+1" office:value-type="date" office:date-value="2025-10-30" calcext:value-type="date">
            <text:p>3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os poucos vou me firmando, sempre com Deus no controle de tudo, Ele me condu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2">
          <table:table-cell table:style-name="ce18" table:formula="of:=[.A1424]+1" office:value-type="date" office:date-value="2025-10-31" calcext:value-type="date">
            <text:p>3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Fui muito bem no process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hambúrguer.</text:p>
          </table:table-cell>
          <table:table-cell table:number-columns-repeated="1014"/>
        </table:table-row>
        <table:table-row table:style-name="ro13">
          <table:table-cell table:style-name="ce18" table:formula="of:=[.A1425]+1" office:value-type="date" office:date-value="2025-11-01" calcext:value-type="date">
            <text:p>01/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26]+1" office:value-type="date" office:date-value="2025-11-02" calcext:value-type="date">
            <text:p>02/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number-columns-repeated="1014"/>
        </table:table-row>
        <table:table-row table:style-name="ro6">
          <table:table-cell table:style-name="ce18" table:formula="of:=[.A1427]+1" office:value-type="date" office:date-value="2025-11-03" calcext:value-type="date">
            <text:p>03/11/2025</text:p>
          </table:table-cell>
          <table:table-cell table:style-name="ce28" office:value-type="string" calcext:value-type="string">
            <text:p>X</text:p>
          </table:table-cell>
          <table:table-cell table:style-name="ce28" table:number-columns-repeated="4"/>
          <table:table-cell table:style-name="ce42" office:value-type="string" calcext:value-type="string">
            <text:p>Aos poucos vou me firmando, sempre com Deus no controle de tudo, Ele me condu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nsaiei louvores que ministraremos no AWAKE 2025.</text:p>
          </table:table-cell>
          <table:table-cell table:number-columns-repeated="1014"/>
        </table:table-row>
        <table:table-row table:style-name="ro6">
          <table:table-cell table:style-name="ce18" table:formula="of:=[.A1428]+1" office:value-type="date" office:date-value="2025-11-04" calcext:value-type="date">
            <text:p>04/11/2025</text:p>
          </table:table-cell>
          <table:table-cell table:style-name="ce28" table:number-columns-repeated="4"/>
          <table:table-cell table:style-name="ce28" office:value-type="string" calcext:value-type="string">
            <text:p>X</text:p>
          </table:table-cell>
          <table:table-cell table:style-name="ce42" office:value-type="string" calcext:value-type="string">
            <text:p>O cansaço, a falta de ação, têm me entristecido, mas, eu confio no Deus em quem eu crei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29]+1" office:value-type="date" office:date-value="2025-11-05" calcext:value-type="date">
            <text:p>05/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sei que Deus vai realizar o milagre que eu tanto esper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0]+1" office:value-type="date" office:date-value="2025-11-06" calcext:value-type="date">
            <text:p>06/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sei que Deus vai realizar o milagre que eu tanto esper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1]+1" office:value-type="date" office:date-value="2025-11-07" calcext:value-type="date">
            <text:p>07/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creio em Ti, Deus, eu creio no milagr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2]+1" office:value-type="date" office:date-value="2025-11-08" calcext:value-type="date">
            <text:p>08/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33]+1" office:value-type="date" office:date-value="2025-11-09" calcext:value-type="date">
            <text:p>09/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number-columns-repeated="1014"/>
        </table:table-row>
        <table:table-row table:style-name="ro6">
          <table:table-cell table:style-name="ce18" table:formula="of:=[.A1434]+1" office:value-type="date" office:date-value="2025-11-10" calcext:value-type="date">
            <text:p>10/11/2025</text:p>
          </table:table-cell>
          <table:table-cell table:style-name="ce28" office:value-type="string" calcext:value-type="string">
            <text:p>X</text:p>
          </table:table-cell>
          <table:table-cell table:style-name="ce28" table:number-columns-repeated="4"/>
          <table:table-cell table:style-name="ce42" office:value-type="string" calcext:value-type="string">
            <text:p>Primeiro dia de AWAKE 2025 e recebemos fortes palavras de bênçãos e avivament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5]+1" office:value-type="date" office:date-value="2025-11-11" calcext:value-type="date">
            <text:p>11/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sei que Deus vai realizar o milagre que eu tanto esper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8">
          <table:table-cell table:style-name="ce21" table:formula="of:=[.A1436]+1" office:value-type="date" office:date-value="2025-11-12" calcext:value-type="date">
            <text:p>12/11/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1 anos de minha filha Eduarda, louvamos no terceiro dia de AWAKE e… O Senhor me concedeu o milagre que eu tanto esperava.</text:p>
          </table:table-cell>
          <table:table-cell table:style-name="ce49" office:value-type="string" calcext:value-type="string">
            <text:p>Com alegria e paz.</text:p>
          </table:table-cell>
          <table:table-cell table:number-columns-repeated="2" table:style-name="ce49" office:value-type="string" calcext:value-type="string">
            <text:p>-</text:p>
          </table:table-cell>
          <table:table-cell table:number-columns-repeated="1014"/>
        </table:table-row>
        <table:table-row table:style-name="ro6">
          <table:table-cell table:style-name="ce18" table:formula="of:=[.A1437]+1" office:value-type="date" office:date-value="2025-11-13" calcext:value-type="date">
            <text:p>13/11/2025</text:p>
          </table:table-cell>
          <table:table-cell table:style-name="ce28" office:value-type="string" calcext:value-type="string">
            <text:p>X</text:p>
          </table:table-cell>
          <table:table-cell table:style-name="ce28" table:number-columns-repeated="4"/>
          <table:table-cell table:style-name="ce42" office:value-type="string" calcext:value-type="string">
            <text:p>A gratidão por tudo o que o nosso Deus tem derramado de mais bênçãos em nossas vida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438]+1" office:value-type="date" office:date-value="2025-11-14" calcext:value-type="date">
            <text:p>14/11/2025</text:p>
          </table:table-cell>
          <table:table-cell table:style-name="ce28" office:value-type="string" calcext:value-type="string">
            <text:p>X</text:p>
          </table:table-cell>
          <table:table-cell table:style-name="ce28" table:number-columns-repeated="4"/>
          <table:table-cell table:style-name="ce42" office:value-type="string" calcext:value-type="string">
            <text:p>A gratidão por tudo o que o nosso Deus tem derramado de mais bênçãos em nossas vida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number-columns-repeated="1014"/>
        </table:table-row>
        <table:table-row table:style-name="ro13">
          <table:table-cell table:style-name="ce18" table:formula="of:=[.A1439]+1" office:value-type="date" office:date-value="2025-11-15" calcext:value-type="date">
            <text:p>15/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ivertido e muito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40]+1" office:value-type="date" office:date-value="2025-11-16" calcext:value-type="date">
            <text:p>16/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2">
          <table:table-cell table:style-name="ce18" table:formula="of:=[.A1441]+1" office:value-type="date" office:date-value="2025-11-17" calcext:value-type="date">
            <text:p>17/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PG e muita oraçã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number-columns-repeated="1014"/>
        </table:table-row>
        <table:table-row table:style-name="ro2">
          <table:table-cell table:style-name="ce18" table:formula="of:=[.A1442]+1" office:value-type="date" office:date-value="2025-11-18" calcext:value-type="date">
            <text:p>18/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férias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canelone.</text:p>
          </table:table-cell>
          <table:table-cell table:number-columns-repeated="1014"/>
        </table:table-row>
        <table:table-row table:style-name="ro13">
          <table:table-cell table:style-name="ce18" table:formula="of:=[.A1443]+1" office:value-type="date" office:date-value="2025-11-19" calcext:value-type="date">
            <text:p>19/11/2025</text:p>
          </table:table-cell>
          <table:table-cell table:style-name="ce28" office:value-type="string" calcext:value-type="string">
            <text:p>X</text:p>
          </table:table-cell>
          <table:table-cell table:style-name="ce28" table:number-columns-repeated="4"/>
          <table:table-cell table:style-name="ce42" office:value-type="string" calcext:value-type="string">
            <text:p>Louvei no culto “Sobre A Mesa” e também no culto da noi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13">
          <table:table-cell table:style-name="ce18" table:formula="of:=[.A1444]+1" office:value-type="date" office:date-value="2025-11-20" calcext:value-type="date">
            <text:p>20/11/2025</text:p>
          </table:table-cell>
          <table:table-cell table:style-name="ce28" office:value-type="string" calcext:value-type="string">
            <text:p>X</text:p>
          </table:table-cell>
          <table:table-cell table:style-name="ce28" table:number-columns-repeated="4"/>
          <table:table-cell table:style-name="ce42" office:value-type="string" calcext:value-type="string">
            <text:p>Feriado, 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2">
          <table:table-cell table:style-name="ce18" table:formula="of:=[.A1445]+1" office:value-type="date" office:date-value="2025-11-21" calcext:value-type="date">
            <text:p>21/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férias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46]+1" office:value-type="date" office:date-value="2025-11-22" calcext:value-type="date">
            <text:p>22/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47]+1" office:value-type="date" office:date-value="2025-11-23" calcext:value-type="date">
            <text:p>23/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6">
          <table:table-cell table:style-name="ce18" table:formula="of:=[.A1448]+1" office:value-type="date" office:date-value="2025-11-24" calcext:value-type="date">
            <text:p>24/11/2025</text:p>
          </table:table-cell>
          <table:table-cell table:style-name="ce28"/>
          <table:table-cell table:style-name="ce28" office:value-type="string" calcext:value-type="string">
            <text:p>X</text:p>
          </table:table-cell>
          <table:table-cell table:style-name="ce28" table:number-columns-repeated="2"/>
          <table:table-cell table:style-name="ce28" office:value-type="string" calcext:value-type="string">
            <text:p>X</text:p>
          </table:table-cell>
          <table:table-cell table:style-name="ce42" office:value-type="string" calcext:value-type="string">
            <text:p>Dia cansativo, me fizeram de bobo no hospital, não retiraram o fio do meu dedo, estão me enrolando.</text:p>
          </table:table-cell>
          <table:table-cell table:number-columns-repeated="2"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2">
          <table:table-cell table:style-name="ce18" table:formula="of:=[.A1449]+1" office:value-type="date" office:date-value="2025-11-25" calcext:value-type="date">
            <text:p>25/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férias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50]+1" office:value-type="date" office:date-value="2025-11-26" calcext:value-type="date">
            <text:p>26/11/2025</text:p>
          </table:table-cell>
          <table:table-cell table:style-name="ce28" office:value-type="string" calcext:value-type="string">
            <text:p>X</text:p>
          </table:table-cell>
          <table:table-cell table:style-name="ce28" table:number-columns-repeated="4"/>
          <table:table-cell table:style-name="ce42" office:value-type="string" calcext:value-type="string">
            <text:p>Tirou-se o pino do meu dedo, graças a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2">
          <table:table-cell table:style-name="ce18" table:formula="of:=[.A1451]+1" office:value-type="date" office:date-value="2025-11-27" calcext:value-type="date">
            <text:p>27/11/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eei com minha espos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52]+1" office:value-type="date" office:date-value="2025-11-28" calcext:value-type="date">
            <text:p>28/11/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no fim, preparando os próximos pass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6">
          <table:table-cell table:style-name="ce18" table:formula="of:=[.A1453]+1" office:value-type="date" office:date-value="2025-11-29" calcext:value-type="date">
            <text:p>29/11/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fraternização dos voluntários da nossa congregação, um momento muito abenço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54]+1" office:value-type="date" office:date-value="2025-11-30" calcext:value-type="date">
            <text:p>30/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6">
          <table:table-cell table:style-name="ce18" table:formula="of:=[.A1455]+1" office:value-type="date" office:date-value="2025-12-01" calcext:value-type="date">
            <text:p>01/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 dia em férias, preparativos para os próximos passos, cheio de Fé e alegria em Deus,</text:p>
          </table:table-cell>
          <table:table-cell table:number-columns-repeated="2" table:style-name="ce43" office:value-type="string" calcext:value-type="string">
            <text:p>-</text:p>
          </table:table-cell>
          <table:table-cell table:style-name="ce43" office:value-type="string" calcext:value-type="string">
            <text:p>Fui ao PG.</text:p>
          </table:table-cell>
          <table:table-cell table:number-columns-repeated="1014"/>
        </table:table-row>
        <table:table-row table:style-name="ro9">
          <table:table-cell table:style-name="ce21" table:formula="of:=[.A1456]+1" office:value-type="date" office:date-value="2025-12-02" calcext:value-type="date">
            <text:p>02/12/2025</text:p>
          </table:table-cell>
          <table:table-cell table:style-name="ce37" office:value-type="string" calcext:value-type="string">
            <text:p>X</text:p>
          </table:table-cell>
          <table:table-cell table:style-name="ce37" table:number-columns-repeated="3"/>
          <table:table-cell table:style-name="ce37" office:value-type="string" calcext:value-type="string">
            <text:p>X</text:p>
          </table:table-cell>
          <table:table-cell table:style-name="ce49" office:value-type="string" calcext:value-type="string">
            <text:p>Dia misto, de alegria e tristeza. Alegria pela formatura de minha filha no ensino fundamental 1, com a presença de família e amigos amados. Tristeza por ter que solicitar meu desligamento na XP.</text:p>
          </table:table-cell>
          <table:table-cell table:number-columns-repeated="2" table:style-name="ce49" office:value-type="string" calcext:value-type="string">
            <text:p>-</text:p>
          </table:table-cell>
          <table:table-cell table:style-name="ce49" office:value-type="string" calcext:value-type="string">
            <text:p>Me permiti seguir em frente.</text:p>
          </table:table-cell>
          <table:table-cell table:number-columns-repeated="1014"/>
        </table:table-row>
        <table:table-row table:style-name="ro7">
          <table:table-cell table:style-name="ce18" table:formula="of:=[.A1457]+1" office:value-type="date" office:date-value="2025-12-03" calcext:value-type="date">
            <text:p>03/12/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Dia do meu desligamento na XP. A frieza com que fui tratado, foi imensa. Mais uma vez, eu aprendo da pior forma que o ambiente profissional, naturalmente, não é um ambiente onde as pessoas se importam com as demais.</text:p>
          </table:table-cell>
          <table:table-cell table:number-columns-repeated="2"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5">
          <table:table-cell table:style-name="ce18" table:formula="of:=[.A1458]+1" office:value-type="date" office:date-value="2025-12-04" calcext:value-type="date">
            <text:p>04/12/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nquilidade e os preparativos para deixar minhas coisas organizadas pra, em breve, iniciar minha nova oportunidade de trabalh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5">
          <table:table-cell table:style-name="ce18" table:formula="of:=[.A1459]+1" office:value-type="date" office:date-value="2025-12-05" calcext:value-type="date">
            <text:p>05/12/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nquilidade e os preparativos para deixar minhas coisas organizadas pra, em breve, iniciar minha nova oportunidade de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60]+1" office:value-type="date" office:date-value="2025-12-06" calcext:value-type="date">
            <text:p>06/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i um passeio com minha filha.</text:p>
          </table:table-cell>
          <table:table-cell table:number-columns-repeated="1014"/>
        </table:table-row>
        <table:table-row table:style-name="ro13">
          <table:table-cell table:style-name="ce18" table:formula="of:=[.A1461]+1" office:value-type="date" office:date-value="2025-12-07" calcext:value-type="date">
            <text:p>07/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6">
          <table:table-cell table:style-name="ce18" table:formula="of:=[.A1462]+1" office:value-type="date" office:date-value="2025-12-08" calcext:value-type="date">
            <text:p>08/12/2025</text:p>
          </table:table-cell>
          <table:table-cell table:style-name="ce28" office:value-type="string" calcext:value-type="string">
            <text:p>X</text:p>
          </table:table-cell>
          <table:table-cell table:style-name="ce28" table:number-columns-repeated="4"/>
          <table:table-cell table:style-name="ce42" office:value-type="string" calcext:value-type="string">
            <text:p>Participamos da Confraternização da igreja, S.Famílias, e minha esposa foi reconhecid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nfraternização da Igreja.</text:p>
          </table:table-cell>
          <table:table-cell table:number-columns-repeated="1014"/>
        </table:table-row>
        <table:table-row table:style-name="ro6">
          <table:table-cell table:style-name="ce18" table:formula="of:=[.A1463]+1" office:value-type="date" office:date-value="2025-12-09" calcext:value-type="date">
            <text:p>09/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s dias de descanso, antes do recomeço da minha nova história.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rrumei coisinhas aqui em casa.</text:p>
          </table:table-cell>
          <table:table-cell table:number-columns-repeated="1014"/>
        </table:table-row>
        <table:table-row table:style-name="ro6">
          <table:table-cell table:style-name="ce18" table:formula="of:=[.A1464]+1" office:value-type="date" office:date-value="2025-12-10" calcext:value-type="date">
            <text:p>10/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s dias de descanso, antes do recomeço da minha nova história.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6">
          <table:table-cell table:style-name="ce18" table:formula="of:=[.A1465]+1" office:value-type="date" office:date-value="2025-12-11" calcext:value-type="date">
            <text:p>11/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s dias de descanso, antes do recomeço da minha nova história.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rrumei coisinhas aqui em casa.</text:p>
          </table:table-cell>
          <table:table-cell table:number-columns-repeated="1014"/>
        </table:table-row>
        <table:table-row table:style-name="ro6">
          <table:table-cell table:style-name="ce18" table:formula="of:=[.A1466]+1" office:value-type="date" office:date-value="2025-12-12" calcext:value-type="date">
            <text:p>12/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s dias de descanso, antes do recomeço da minha nova história.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solvi coisas fora de casa.</text:p>
          </table:table-cell>
          <table:table-cell table:number-columns-repeated="1014"/>
        </table:table-row>
        <table:table-row table:style-name="ro13">
          <table:table-cell table:style-name="ce18" table:formula="of:=[.A1467]+1" office:value-type="date" office:date-value="2025-12-13" calcext:value-type="date">
            <text:p>13/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espetinho à parmegiana.</text:p>
          </table:table-cell>
          <table:table-cell table:number-columns-repeated="1014"/>
        </table:table-row>
        <table:table-row table:style-name="ro13">
          <table:table-cell table:style-name="ce18" table:formula="of:=[.A1468]+1" office:value-type="date" office:date-value="2025-12-14" calcext:value-type="date">
            <text:p>14/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6">
          <table:table-cell table:style-name="ce21" table:formula="of:=[.A1469]+1" office:value-type="date" office:date-value="2025-12-15" calcext:value-type="date">
            <text:p>15/12/2025</text:p>
          </table:table-cell>
          <table:table-cell table:style-name="ce37" office:value-type="string" calcext:value-type="string">
            <text:p>X</text:p>
          </table:table-cell>
          <table:table-cell table:style-name="ce37" table:number-columns-repeated="4"/>
          <table:table-cell table:style-name="ce49" office:value-type="string" calcext:value-type="string">
            <text:p>Primeiro dia da nova oportunidade que O Senhor tem pra mim, na Stone.</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Li um pouco antes de dormir.</text:p>
          </table:table-cell>
          <table:table-cell table:number-columns-repeated="1014"/>
        </table:table-row>
        <table:table-row table:style-name="ro6">
          <table:table-cell table:style-name="ce18" table:formula="of:=[.A1470]+1" office:value-type="date" office:date-value="2025-12-16" calcext:value-type="date">
            <text:p>16/12/2025</text:p>
          </table:table-cell>
          <table:table-cell table:style-name="ce28" office:value-type="string" calcext:value-type="string">
            <text:p>X</text:p>
          </table:table-cell>
          <table:table-cell table:style-name="ce28" table:number-columns-repeated="4"/>
          <table:table-cell table:style-name="ce42" office:value-type="string" calcext:value-type="string">
            <text:p>Segundo dia da nova oportunidade que O Senhor tem pra mim, na Ston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para a noite de Ação de Graças do nosso PG.</text:p>
          </table:table-cell>
          <table:table-cell table:number-columns-repeated="1014"/>
        </table:table-row>
        <table:table-row table:style-name="ro6">
          <table:table-cell table:style-name="ce18" table:formula="of:=[.A1471]+1" office:value-type="date" office:date-value="2025-12-17" calcext:value-type="date">
            <text:p>17/12/2025</text:p>
          </table:table-cell>
          <table:table-cell table:style-name="ce28" office:value-type="string" calcext:value-type="string">
            <text:p>X</text:p>
          </table:table-cell>
          <table:table-cell table:style-name="ce28" table:number-columns-repeated="4"/>
          <table:table-cell table:style-name="ce42" office:value-type="string" calcext:value-type="string">
            <text:p>Terceiro dia da nova oportunidade que O Senhor tem pra mim, na Ston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o culto “Sobre A Mesa” ministrei louvores.</text:p>
          </table:table-cell>
          <table:table-cell table:number-columns-repeated="1014"/>
        </table:table-row>
        <table:table-row table:style-name="ro6">
          <table:table-cell table:style-name="ce18" table:formula="of:=[.A1472]+1" office:value-type="date" office:date-value="2025-12-18" calcext:value-type="date">
            <text:p>18/12/2025</text:p>
          </table:table-cell>
          <table:table-cell table:style-name="ce28" office:value-type="string" calcext:value-type="string">
            <text:p>X</text:p>
          </table:table-cell>
          <table:table-cell table:style-name="ce28" table:number-columns-repeated="4"/>
          <table:table-cell table:style-name="ce42" office:value-type="string" calcext:value-type="string">
            <text:p>Quarto dia da nova oportunidade que O Senhor tem pra mim, na Ston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473]+1" office:value-type="date" office:date-value="2025-12-19" calcext:value-type="date">
            <text:p>19/12/2025</text:p>
          </table:table-cell>
          <table:table-cell table:style-name="ce28" office:value-type="string" calcext:value-type="string">
            <text:p>X</text:p>
          </table:table-cell>
          <table:table-cell table:style-name="ce28" table:number-columns-repeated="4"/>
          <table:table-cell table:style-name="ce42" office:value-type="string" calcext:value-type="string">
            <text:p>Uma semana inteira da nova oportunidade que O Senhor tem pra mim, na Ston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474]+1" office:value-type="date" office:date-value="2025-12-20" calcext:value-type="date">
            <text:p>20/12/2025</text:p>
          </table:table-cell>
          <table:table-cell table:style-name="ce28" office:value-type="string" calcext:value-type="string">
            <text:p>X</text:p>
          </table:table-cell>
          <table:table-cell table:style-name="ce28" table:number-columns-repeated="4"/>
          <table:table-cell table:style-name="ce42" office:value-type="string" calcext:value-type="string">
            <text:p>Ensaio final na igreja para a Cantata de Natal 2025. Glórias ao Rei, Cristo Jesus.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sonho de padaria.</text:p>
          </table:table-cell>
          <table:table-cell table:number-columns-repeated="1014"/>
        </table:table-row>
        <table:table-row table:style-name="ro6">
          <table:table-cell table:style-name="ce18" table:formula="of:=[.A1475]+1" office:value-type="date" office:date-value="2025-12-21" calcext:value-type="date">
            <text:p>21/12/2025</text:p>
          </table:table-cell>
          <table:table-cell table:style-name="ce28" office:value-type="string" calcext:value-type="string">
            <text:p>X</text:p>
          </table:table-cell>
          <table:table-cell table:style-name="ce28" table:number-columns-repeated="4"/>
          <table:table-cell table:style-name="ce42" office:value-type="string" calcext:value-type="string">
            <text:p>Realizamos a Cantata de Natal 2025. Glórias ao Rei, Cristo Jesus.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pra nossa família.</text:p>
          </table:table-cell>
          <table:table-cell table:number-columns-repeated="1014"/>
        </table:table-row>
        <table:table-row table:style-name="ro7">
          <table:table-cell table:style-name="ce18" table:formula="of:=[.A1476]+1" office:value-type="date" office:date-value="2025-12-22" calcext:value-type="date">
            <text:p>22/12/2025</text:p>
          </table:table-cell>
          <table:table-cell table:style-name="ce28" office:value-type="string" calcext:value-type="string">
            <text:p>X</text:p>
          </table:table-cell>
          <table:table-cell table:style-name="ce28" table:number-columns-repeated="4"/>
          <table:table-cell table:style-name="ce42" office:value-type="string" calcext:value-type="string">
            <text:p>Mais uma semana que se inicia na nova oportunidade de trabalho que O Senhor me proporcionou na Stone. Eu tenho muita Fé que, em tempo, tudo vai se ajustar e eu conseguirei ser muito bem-sucedi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pastel.</text:p>
          </table:table-cell>
          <table:table-cell table:number-columns-repeated="1014"/>
        </table:table-row>
        <table:table-row table:style-name="ro13">
          <table:table-cell table:style-name="ce18" table:formula="of:=[.A1477]+1" office:value-type="date" office:date-value="2025-12-23" calcext:value-type="date">
            <text:p>23/12/2025</text:p>
          </table:table-cell>
          <table:table-cell table:style-name="ce28" office:value-type="string" calcext:value-type="string">
            <text:p>X</text:p>
          </table:table-cell>
          <table:table-cell table:style-name="ce28" table:number-columns-repeated="4"/>
          <table:table-cell table:style-name="ce42" office:value-type="string" calcext:value-type="string">
            <text:p>Seguindo todas as demandas e buscando me dedic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tomando a alimentação aos poucos.</text:p>
          </table:table-cell>
          <table:table-cell table:number-columns-repeated="1014"/>
        </table:table-row>
        <table:table-row table:style-name="ro6">
          <table:table-cell table:style-name="ce18" table:formula="of:=[.A1478]+1" office:value-type="date" office:date-value="2025-12-24" calcext:value-type="date">
            <text:p>24/12/2025</text:p>
          </table:table-cell>
          <table:table-cell table:style-name="ce28" office:value-type="string" calcext:value-type="string">
            <text:p>X</text:p>
          </table:table-cell>
          <table:table-cell table:style-name="ce28" table:number-columns-repeated="4"/>
          <table:table-cell table:style-name="ce42" office:value-type="string" calcext:value-type="string">
            <text:p>Natal em família, comemorar o nascimento do nosso Senhor e Salvador, Cristo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e comi) churrasco.</text:p>
          </table:table-cell>
          <table:table-cell table:number-columns-repeated="1014"/>
        </table:table-row>
        <table:table-row table:style-name="ro6">
          <table:table-cell table:style-name="ce18" table:formula="of:=[.A1479]+1" office:value-type="date" office:date-value="2025-12-25" calcext:value-type="date">
            <text:p>25/12/2025</text:p>
          </table:table-cell>
          <table:table-cell table:style-name="ce28" office:value-type="string" calcext:value-type="string">
            <text:p>X</text:p>
          </table:table-cell>
          <table:table-cell table:style-name="ce28" table:number-columns-repeated="4"/>
          <table:table-cell table:style-name="ce42" office:value-type="string" calcext:value-type="string">
            <text:p>Natal em família, comemorar o nascimento do nosso Senhor e Salvador, Cristo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e comi) churrasco.</text:p>
          </table:table-cell>
          <table:table-cell table:number-columns-repeated="1014"/>
        </table:table-row>
        <table:table-row table:style-name="ro13">
          <table:table-cell table:style-name="ce18" table:formula="of:=[.A1480]+1" office:value-type="date" office:date-value="2025-12-26" calcext:value-type="date">
            <text:p>26/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number-columns-repeated="1014"/>
        </table:table-row>
        <table:table-row table:style-name="ro5">
          <table:table-cell table:style-name="ce18" table:formula="of:=[.A1481]+1" office:value-type="date" office:date-value="2025-12-27" calcext:value-type="date">
            <text:p>27/12/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com irmãos amigos queridos, comemoramos o aniversário da Ariely e nos divertimos bastan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brigadeiro.</text:p>
          </table:table-cell>
          <table:table-cell table:number-columns-repeated="1014"/>
        </table:table-row>
        <table:table-row table:style-name="ro13">
          <table:table-cell table:style-name="ce18" table:formula="of:=[.A1482]+1" office:value-type="date" office:date-value="2025-12-28" calcext:value-type="date">
            <text:p>28/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83]+1" office:value-type="date" office:date-value="2025-12-29" calcext:value-type="date">
            <text:p>29/12/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ssisti filme.</text:p>
          </table:table-cell>
          <table:table-cell table:number-columns-repeated="1014"/>
        </table:table-row>
        <table:table-row table:style-name="ro13">
          <table:table-cell table:style-name="ce18" table:formula="of:=[.A1484]+1" office:value-type="date" office:date-value="2025-12-30" calcext:value-type="date">
            <text:p>30/12/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judei meus pais com os preparativos para a virada de ano.</text:p>
          </table:table-cell>
          <table:table-cell table:number-columns-repeated="1014"/>
        </table:table-row>
        <table:table-row table:style-name="ro2">
          <table:table-cell table:style-name="ce18" table:formula="of:=[.A1485]+1" office:value-type="date" office:date-value="2025-12-31" calcext:value-type="date">
            <text:p>31/12/2025</text:p>
          </table:table-cell>
          <table:table-cell table:style-name="ce28" office:value-type="string" calcext:value-type="string">
            <text:p>X</text:p>
          </table:table-cell>
          <table:table-cell table:style-name="ce28" table:number-columns-repeated="4"/>
          <table:table-cell table:style-name="ce42" office:value-type="string" calcext:value-type="string">
            <text:p>Virada do an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13">
          <table:table-cell table:style-name="ce18" table:formula="of:=[.A1486]+1" office:value-type="date" office:date-value="2026-01-01" calcext:value-type="date">
            <text:p>01/01/2026</text:p>
          </table:table-cell>
          <table:table-cell table:style-name="ce28" office:value-type="string" calcext:value-type="string">
            <text:p>X</text:p>
          </table:table-cell>
          <table:table-cell table:style-name="ce28" table:number-columns-repeated="4"/>
          <table:table-cell table:style-name="ce42" office:value-type="string" calcext:value-type="string">
            <text:p>Abençoado dia em família e com irmãos amigos querid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e comi churrasco.</text:p>
          </table:table-cell>
          <table:table-cell table:number-columns-repeated="1014"/>
        </table:table-row>
        <table:table-row table:style-name="ro13">
          <table:table-cell table:style-name="ce18" table:formula="of:=[.A1487]+1" office:value-type="date" office:date-value="2026-01-02" calcext:value-type="date">
            <text:p>02/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u e esposa juntinhos o dia todo e ainda aprendi muito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hambúrguer.</text:p>
          </table:table-cell>
          <table:table-cell table:number-columns-repeated="1014"/>
        </table:table-row>
        <table:table-row table:style-name="ro13">
          <table:table-cell table:style-name="ce18" table:formula="of:=[.A1488]+1" office:value-type="date" office:date-value="2026-01-03" calcext:value-type="date">
            <text:p>03/01/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89]+1" office:value-type="date" office:date-value="2026-01-04" calcext:value-type="date">
            <text:p>04/01/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13">
          <table:table-cell table:style-name="ce18" table:formula="of:=[.A1490]+1" office:value-type="date" office:date-value="2026-01-05" calcext:value-type="date">
            <text:p>05/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91]+1" office:value-type="date" office:date-value="2026-01-06" calcext:value-type="date">
            <text:p>06/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92]+1" office:value-type="date" office:date-value="2026-01-07" calcext:value-type="date">
            <text:p>07/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493]+1" office:value-type="date" office:date-value="2026-01-08" calcext:value-type="date">
            <text:p>08/01/2026</text:p>
          </table:table-cell>
          <table:table-cell table:style-name="ce28" office:value-type="string" calcext:value-type="string">
            <text:p>X</text:p>
          </table:table-cell>
          <table:table-cell table:style-name="ce28" table:number-columns-repeated="4"/>
          <table:table-cell table:style-name="ce42" office:value-type="string" calcext:value-type="string">
            <text:p>Começando a configurar ambientes pra dar início ao trabalho do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omei sorvete com muita calda quente de chocolate.</text:p>
          </table:table-cell>
          <table:table-cell table:number-columns-repeated="1014"/>
        </table:table-row>
        <table:table-row table:style-name="ro13">
          <table:table-cell table:style-name="ce18" table:formula="of:=[.A1494]+1" office:value-type="date" office:date-value="2026-01-09" calcext:value-type="date">
            <text:p>09/01/2026</text:p>
          </table:table-cell>
          <table:table-cell table:style-name="ce28" office:value-type="string" calcext:value-type="string">
            <text:p>X</text:p>
          </table:table-cell>
          <table:table-cell table:style-name="ce28" table:number-columns-repeated="4"/>
          <table:table-cell table:style-name="ce42" office:value-type="string" calcext:value-type="string">
            <text:p>Seguindo na configuração dos ambientes pro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ndei de Blueberry.</text:p>
          </table:table-cell>
          <table:table-cell table:number-columns-repeated="1014"/>
        </table:table-row>
        <table:table-row table:style-name="ro13">
          <table:table-cell table:style-name="ce18" table:formula="of:=[.A1495]+1" office:value-type="date" office:date-value="2026-01-10" calcext:value-type="date">
            <text:p>10/01/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omei açaí.</text:p>
          </table:table-cell>
          <table:table-cell table:number-columns-repeated="1014"/>
        </table:table-row>
        <table:table-row table:style-name="ro13">
          <table:table-cell table:style-name="ce18" table:formula="of:=[.A1496]+1" office:value-type="date" office:date-value="2026-01-11" calcext:value-type="date">
            <text:p>11/01/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13">
          <table:table-cell table:style-name="ce18" table:formula="of:=[.A1497]+1" office:value-type="date" office:date-value="2026-01-12" calcext:value-type="date">
            <text:p>12/01/2026</text:p>
          </table:table-cell>
          <table:table-cell table:style-name="ce28" office:value-type="string" calcext:value-type="string">
            <text:p>X</text:p>
          </table:table-cell>
          <table:table-cell table:style-name="ce28" table:number-columns-repeated="4"/>
          <table:table-cell table:style-name="ce42" office:value-type="string" calcext:value-type="string">
            <text:p>Seguindo na configuração dos ambientes pro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omeletão.</text:p>
          </table:table-cell>
          <table:table-cell table:number-columns-repeated="1014"/>
        </table:table-row>
        <table:table-row table:style-name="ro13">
          <table:table-cell table:style-name="ce18" table:formula="of:=[.A1498]+1" office:value-type="date" office:date-value="2026-01-13" calcext:value-type="date">
            <text:p>13/01/2026</text:p>
          </table:table-cell>
          <table:table-cell table:style-name="ce28" office:value-type="string" calcext:value-type="string">
            <text:p>X</text:p>
          </table:table-cell>
          <table:table-cell table:style-name="ce28" table:number-columns-repeated="4"/>
          <table:table-cell table:style-name="ce42" office:value-type="string" calcext:value-type="string">
            <text:p>Seguindo na configuração dos ambientes pro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biscoitão feito por minha mãe.</text:p>
          </table:table-cell>
          <table:table-cell table:number-columns-repeated="1014"/>
        </table:table-row>
        <table:table-row table:style-name="ro13">
          <table:table-cell table:style-name="ce18" table:formula="of:=[.A1499]+1" office:value-type="date" office:date-value="2026-01-14" calcext:value-type="date">
            <text:p>14/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um pouco mais a cad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text:p>
          </table:table-cell>
          <table:table-cell table:number-columns-repeated="1014"/>
        </table:table-row>
        <table:table-row table:style-name="ro13">
          <table:table-cell table:style-name="ce18" table:formula="of:=[.A1500]+1" office:value-type="date" office:date-value="2026-01-15" calcext:value-type="date">
            <text:p>15/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nfim, começando a entrar nos código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2">
          <table:table-cell table:style-name="ce18" table:formula="of:=[.A1501]+1" office:value-type="date" office:date-value="2026-01-16" calcext:value-type="date">
            <text:p>16/01/2026</text:p>
          </table:table-cell>
          <table:table-cell table:style-name="ce28" office:value-type="string" calcext:value-type="string">
            <text:p>X</text:p>
          </table:table-cell>
          <table:table-cell table:style-name="ce28" table:number-columns-repeated="4"/>
          <table:table-cell table:style-name="ce42" office:value-type="string" calcext:value-type="string">
            <text:p>Seguindo com muita fé.</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502]+1" office:value-type="date" office:date-value="2026-01-17" calcext:value-type="date">
            <text:p>17/01/2026</text:p>
          </table:table-cell>
          <table:table-cell table:style-name="ce28" office:value-type="string" calcext:value-type="string">
            <text:p>X</text:p>
          </table:table-cell>
          <table:table-cell table:style-name="ce28" table:number-columns-repeated="4"/>
          <table:table-cell table:style-name="ce42" office:value-type="string" calcext:value-type="string">
            <text:p>Muito estudo e 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rroz doce.</text:p>
          </table:table-cell>
          <table:table-cell table:number-columns-repeated="1014"/>
        </table:table-row>
        <table:table-row table:style-name="ro13">
          <table:table-cell table:style-name="ce18" table:formula="of:=[.A1503]+1" office:value-type="date" office:date-value="2026-01-18" calcext:value-type="date">
            <text:p>18/01/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13">
          <table:table-cell table:style-name="ce18" table:formula="of:=[.A1504]+1" office:value-type="date" office:date-value="2026-01-19" calcext:value-type="date">
            <text:p>19/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nfim, começando a entrar nos códig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reparei o jantar.</text:p>
          </table:table-cell>
          <table:table-cell table:number-columns-repeated="1014"/>
        </table:table-row>
        <table:table-row table:style-name="ro13">
          <table:table-cell table:style-name="ce18" table:formula="of:=[.A1505]+1" office:value-type="date" office:date-value="2026-01-20" calcext:value-type="date">
            <text:p>20/01/2026</text:p>
          </table:table-cell>
          <table:table-cell table:style-name="ce28" office:value-type="string" calcext:value-type="string">
            <text:p>X</text:p>
          </table:table-cell>
          <table:table-cell table:style-name="ce28" table:number-columns-repeated="4"/>
          <table:table-cell table:style-name="ce42" office:value-type="string" calcext:value-type="string">
            <text:p>Fazendo minhas primeiras contribuiçõ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506]+1" office:value-type="date" office:date-value="2026-01-21" calcext:value-type="date">
            <text:p>21/01/2026</text:p>
          </table:table-cell>
          <table:table-cell table:style-name="ce28" office:value-type="string" calcext:value-type="string">
            <text:p>X</text:p>
          </table:table-cell>
          <table:table-cell table:style-name="ce28" table:number-columns-repeated="4"/>
          <table:table-cell table:style-name="ce42" office:value-type="string" calcext:value-type="string">
            <text:p>Fazendo minhas primeiras contribuiçõ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507]+1" office:value-type="date" office:date-value="2026-01-22" calcext:value-type="date">
            <text:p>22/01/2026</text:p>
          </table:table-cell>
          <table:table-cell table:style-name="ce28" office:value-type="string" calcext:value-type="string">
            <text:p>X</text:p>
          </table:table-cell>
          <table:table-cell table:style-name="ce28" table:number-columns-repeated="4"/>
          <table:table-cell table:style-name="ce42" office:value-type="string" calcext:value-type="string">
            <text:p>Concluída minha primeira singela contribuição. Vou iniciar um desafio bem (BEM) maio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enho ministrado ao meu coração.</text:p>
          </table:table-cell>
          <table:table-cell table:number-columns-repeated="1014"/>
        </table:table-row>
        <table:table-row table:style-name="ro13">
          <table:table-cell table:style-name="ce18" table:formula="of:=[.A1508]+1" office:value-type="date" office:date-value="2026-01-23" calcext:value-type="date">
            <text:p>23/01/2026</text:p>
          </table:table-cell>
          <table:table-cell table:style-name="ce28" office:value-type="string" calcext:value-type="string">
            <text:p>X</text:p>
          </table:table-cell>
          <table:table-cell table:style-name="ce28" table:number-columns-repeated="4"/>
          <table:table-cell table:style-name="ce42" office:value-type="string" calcext:value-type="string">
            <text:p>Pegando nova demanda e seguindo aprende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enho ministrado ao meu coração.</text:p>
          </table:table-cell>
          <table:table-cell table:number-columns-repeated="1014"/>
        </table:table-row>
        <table:table-row table:style-name="ro6">
          <table:table-cell table:style-name="ce18" table:formula="of:=[.A1509]+1" office:value-type="date" office:date-value="2026-01-24" calcext:value-type="date">
            <text:p>24/01/2026</text:p>
          </table:table-cell>
          <table:table-cell table:style-name="ce28" table:number-columns-repeated="4"/>
          <table:table-cell table:style-name="ce28" office:value-type="string" calcext:value-type="string">
            <text:p>X</text:p>
          </table:table-cell>
          <table:table-cell table:style-name="ce42" office:value-type="string" calcext:value-type="string">
            <text:p>Coisas que eu tento fazer e não consigo, têm me deixado frustrado demai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510]+1" office:value-type="date" office:date-value="2026-01-25" calcext:value-type="date">
            <text:p>25/01/2026</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511]+1" office:value-type="date" office:date-value="2026-01-26" calcext:value-type="date">
            <text:p>26/01/2026</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Consegui evoluir bastante código, porém, ainda estou com dificuldades de context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512]+1" office:value-type="date" office:date-value="2026-01-27" calcext:value-type="date">
            <text:p>27/01/2026</text:p>
          </table:table-cell>
          <table:table-cell table:style-name="ce28" office:value-type="string" calcext:value-type="string">
            <text:p>X</text:p>
          </table:table-cell>
          <table:table-cell table:style-name="ce28" table:number-columns-repeated="4"/>
          <table:table-cell table:style-name="ce42" office:value-type="string" calcext:value-type="string">
            <text:p>Obrigado Deus por me ajudar a conseguir entender mais um pouquin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5">
          <table:table-cell table:style-name="ce18" table:formula="of:=[.A1513]+1" office:value-type="date" office:date-value="2026-01-28" calcext:value-type="date">
            <text:p>28/01/2026</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Evoluindo, porém, hoje foi um dia de algumas dúvidas e conflitos que eu não soube ainda colaborar pra resolver.</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514]+1" office:value-type="date" office:date-value="2026-01-29" calcext:value-type="date">
            <text:p>29/01/2026</text:p>
          </table:table-cell>
          <table:table-cell table:style-name="ce28" table:number-columns-repeated="4"/>
          <table:table-cell table:style-name="ce28" office:value-type="string" calcext:value-type="string">
            <text:p>X</text:p>
          </table:table-cell>
          <table:table-cell table:style-name="ce42" office:value-type="string" calcext:value-type="string">
            <text:p>Não tenho conseguido fazer as coisas evoluírem. Deus, só O Senhor sabe o quanto eu preciso de Ti.</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pastel.</text:p>
          </table:table-cell>
          <table:table-cell table:number-columns-repeated="1014"/>
        </table:table-row>
        <table:table-row table:style-name="ro2">
          <table:table-cell table:style-name="ce18" table:formula="of:=[.A1515]+1" office:value-type="date" office:date-value="2026-01-30" calcext:value-type="date">
            <text:p>30/01/2026</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evoluir um pouco mai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516]+1" office:value-type="date" office:date-value="2026-01-31" calcext:value-type="date">
            <text:p>31/01/2026</text:p>
          </table:table-cell>
          <table:table-cell table:style-name="ce28" office:value-type="string" calcext:value-type="string">
            <text:p>X</text:p>
          </table:table-cell>
          <table:table-cell table:style-name="ce28" table:number-columns-repeated="4"/>
          <table:table-cell table:style-name="ce42" office:value-type="string" calcext:value-type="string">
            <text:p>Partimos para nossa viagem e vivência do The Send em Goiânia – GO. Foi muito abenço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com muito fervor por 12 horas seguidas.</text:p>
          </table:table-cell>
          <table:table-cell table:number-columns-repeated="1014"/>
        </table:table-row>
        <table:table-row table:style-name="ro13">
          <table:table-cell table:style-name="ce18" table:formula="of:=[.A1517]+1" office:value-type="date" office:date-value="2026-02-01" calcext:value-type="date">
            <text:p>01/02/2026</text:p>
          </table:table-cell>
          <table:table-cell table:style-name="ce28" office:value-type="string" calcext:value-type="string">
            <text:p>X</text:p>
          </table:table-cell>
          <table:table-cell table:style-name="ce28" table:number-columns-repeated="4"/>
          <table:table-cell table:style-name="ce42" office:value-type="string" calcext:value-type="string">
            <text:p>Nossa viagem de volta pra casa após o event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pamonha.</text:p>
          </table:table-cell>
          <table:table-cell table:number-columns-repeated="1014"/>
        </table:table-row>
        <table:table-row table:style-name="ro2">
          <table:table-cell table:style-name="ce18" table:formula="of:=[.A1518]+1" office:value-type="date" office:date-value="2026-02-02" calcext:value-type="date">
            <text:p>02/02/2026</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evoluir um pouco mai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2">
          <table:table-cell table:style-name="ce18" table:formula="of:=[.A1519]+1" office:value-type="date" office:date-value="2026-02-03" calcext:value-type="date">
            <text:p>03/02/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cada dia mais um pouc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2">
          <table:table-cell table:style-name="ce18" table:formula="of:=[.A1520]+1" office:value-type="date" office:date-value="2026-02-04" calcext:value-type="date">
            <text:p>04/02/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cada dia mais um pouc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pera.</text:p>
          </table:table-cell>
          <table:table-cell table:number-columns-repeated="1014"/>
        </table:table-row>
        <table:table-row table:style-name="ro13">
          <table:table-cell table:style-name="ce18" table:formula="of:=[.A1521]+1" office:value-type="date" office:date-value="2026-02-05" calcext:value-type="date">
            <text:p>05/02/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cada dia mais um pouc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caldo maravilhoso feito por minha esposa.</text:p>
          </table:table-cell>
          <table:table-cell table:number-columns-repeated="1014"/>
        </table:table-row>
        <table:table-row table:style-name="ro6">
          <table:table-cell table:style-name="ce18" table:formula="of:=[.A1522]+1" office:value-type="date" office:date-value="2026-02-06" calcext:value-type="date">
            <text:p>06/02/2026</text:p>
          </table:table-cell>
          <table:table-cell table:style-name="ce28"/>
          <table:table-cell table:number-columns-repeated="2"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As coisas não estão funcionando, eu não estou conseguindo entender e nem resolve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pastel.</text:p>
          </table:table-cell>
          <table:table-cell table:number-columns-repeated="1014"/>
        </table:table-row>
        <table:table-row table:style-name="ro13">
          <table:table-cell table:style-name="ce18" table:formula="of:=[.A1523]+1" office:value-type="date" office:date-value="2026-02-07" calcext:value-type="date">
            <text:p>07/02/2026</text:p>
          </table:table-cell>
          <table:table-cell table:style-name="ce28" office:value-type="string" calcext:value-type="string">
            <text:p>X</text:p>
          </table:table-cell>
          <table:table-cell table:style-name="ce28" table:number-columns-repeated="4"/>
          <table:table-cell table:style-name="ce42" office:value-type="string" calcext:value-type="string">
            <text:p>Bom dia abençoado e de descans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524]+1" office:value-type="date" office:date-value="2026-02-08" calcext:value-type="date">
            <text:p>08/02/2026</text:p>
          </table:table-cell>
          <table:table-cell table:style-name="ce28" table:number-columns-repeated="4"/>
          <table:table-cell table:style-name="ce28" office:value-type="string" calcext:value-type="string">
            <text:p>X</text:p>
          </table:table-cell>
          <table:table-cell table:style-name="ce42" office:value-type="string" calcext:value-type="string">
            <text:p>Esposa em plantão, não passamos o dia em família, não consegui fazer praticamente nada na correr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elo menos comi a comida deliciosa de minha mãe.</text:p>
          </table:table-cell>
          <table:table-cell table:number-columns-repeated="1014"/>
        </table:table-row>
        <table:table-row table:style-name="ro6">
          <table:table-cell table:style-name="ce18" table:formula="of:=[.A1525]+1" office:value-type="date" office:date-value="2026-02-09" calcext:value-type="date">
            <text:p>09/02/2026</text:p>
          </table:table-cell>
          <table:table-cell table:style-name="ce28"/>
          <table:table-cell table:number-columns-repeated="2"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Minha evolução estagnou ficou mais lenta do que eu gostaria nesses últimos dia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ui ao PG.</text:p>
          </table:table-cell>
          <table:table-cell table:number-columns-repeated="1014"/>
        </table:table-row>
        <table:table-row table:style-name="ro13">
          <table:table-cell table:style-name="ce18" table:formula="of:=[.A1526]+1" office:value-type="date" office:date-value="2026-02-10" calcext:value-type="date">
            <text:p>10/02/2026</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evoluir bem e chegar num resultado satisfatóri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527]+1" office:value-type="date" office:date-value="2026-02-11" calcext:value-type="date">
            <text:p>11/02/2026</text:p>
          </table:table-cell>
          <table:table-cell table:style-name="ce28" office:value-type="string" calcext:value-type="string">
            <text:p>X</text:p>
          </table:table-cell>
          <table:table-cell table:style-name="ce28" table:number-columns-repeated="4"/>
          <table:table-cell table:style-name="ce42" office:value-type="string" calcext:value-type="string">
            <text:p>Entrega em revisão, vamos ver. E, bora pra próxima taref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528]+1" office:value-type="date" office:date-value="2026-02-12" calcext:value-type="date">
            <text:p>12/02/2026</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Notícia de que vão tirar o outro colega do projeto e eu terei que tocar sozin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529]+1" office:value-type="date" office:date-value="2026-02-13" calcext:value-type="date">
            <text:p>13/02/2026</text:p>
          </table:table-cell>
          <table:table-cell table:style-name="ce28" office:value-type="string" calcext:value-type="string">
            <text:p>X</text:p>
          </table:table-cell>
          <table:table-cell table:style-name="ce28" table:number-columns-repeated="4"/>
          <table:table-cell table:style-name="ce42" office:value-type="string" calcext:value-type="string">
            <text:p>Altos e baixos, mas, Deus sempre a frente em todo o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530]+1" office:value-type="date" office:date-value="2026-02-14" calcext:value-type="date">
            <text:p>14/02/2026</text:p>
          </table:table-cell>
          <table:table-cell table:style-name="ce28" office:value-type="string" calcext:value-type="string">
            <text:p>X</text:p>
          </table:table-cell>
          <table:table-cell table:style-name="ce28" table:number-columns-repeated="4"/>
          <table:table-cell table:style-name="ce42" office:value-type="string" calcext:value-type="string">
            <text:p>Descans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2">
          <table:table-cell table:style-name="ce18" table:formula="of:=[.A1531]+1" office:value-type="date" office:date-value="2026-02-15" calcext:value-type="date">
            <text:p>15/02/2026</text:p>
          </table:table-cell>
          <table:table-cell table:style-name="ce28" office:value-type="string" calcext:value-type="string">
            <text:p>X</text:p>
          </table:table-cell>
          <table:table-cell table:style-name="ce28" table:number-columns-repeated="4"/>
          <table:table-cell table:style-name="ce42" office:value-type="string" calcext:value-type="string">
            <text:p>Descans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2">
          <table:table-cell table:style-name="ce18" table:formula="of:=[.A1532]+1" office:value-type="date" office:date-value="2026-02-16" calcext:value-type="date">
            <text:p>16/02/2026</text:p>
          </table:table-cell>
          <table:table-cell table:style-name="ce28" office:value-type="string" calcext:value-type="string">
            <text:p>X</text:p>
          </table:table-cell>
          <table:table-cell table:style-name="ce28" table:number-columns-repeated="4"/>
          <table:table-cell table:style-name="ce42" office:value-type="string" calcext:value-type="string">
            <text:p>Descans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6">
          <table:table-cell table:style-name="ce18" table:formula="of:=[.A1533]+1" office:value-type="date" office:date-value="2026-02-17" calcext:value-type="date">
            <text:p>17/02/2026</text:p>
          </table:table-cell>
          <table:table-cell table:style-name="ce28" office:value-type="string" calcext:value-type="string">
            <text:p>X</text:p>
          </table:table-cell>
          <table:table-cell table:style-name="ce28" table:number-columns-repeated="4"/>
          <table:table-cell table:style-name="ce42" office:value-type="string" calcext:value-type="string">
            <text:p>Ajudei meu irmão amigo a arrumar umas coisas na casa deles e eles ficaram muito grat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cebi uma Palavra de Fé e coragem hoje na igreja. Amém!</text:p>
          </table:table-cell>
          <table:table-cell table:number-columns-repeated="1014"/>
        </table:table-row>
        <table:table-row table:style-name="ro2">
          <table:table-cell table:style-name="ce18" table:formula="of:=[.A1534]+1" office:value-type="date" office:date-value="2026-02-18" calcext:value-type="date">
            <text:p>18/02/2026</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 dia de folg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number-columns-repeated="1014"/>
        </table:table-row>
        <table:table-row table:style-name="ro13">
          <table:table-cell table:style-name="ce18" table:formula="of:=[.A1535]+1" office:value-type="date" office:date-value="2026-02-19" calcext:value-type="date">
            <text:p>19/02/2026</text:p>
          </table:table-cell>
          <table:table-cell table:style-name="ce28" office:value-type="string" calcext:value-type="string">
            <text:p>X</text:p>
          </table:table-cell>
          <table:table-cell table:style-name="ce28" table:number-columns-repeated="4"/>
          <table:table-cell table:style-name="ce42" office:value-type="string" calcext:value-type="string">
            <text:p>Mais uma tarefa evoluindo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condidinho de batata-doce e frango.</text:p>
          </table:table-cell>
          <table:table-cell table:number-columns-repeated="1014"/>
        </table:table-row>
        <table:table-row table:style-name="ro2">
          <table:table-cell table:style-name="ce18" table:formula="of:=[.A1536]+1" office:value-type="date" office:date-value="2026-02-20" calcext:value-type="date">
            <text:p>20/02/2026</text:p>
          </table:table-cell>
          <table:table-cell table:style-name="ce28" office:value-type="string" calcext:value-type="string">
            <text:p>X</text:p>
          </table:table-cell>
          <table:table-cell table:style-name="ce28" table:number-columns-repeated="4"/>
          <table:table-cell table:style-name="ce42" office:value-type="string" calcext:value-type="string">
            <text:p>Mais uma tarefa evoluindo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omei Heineken ZERO.</text:p>
          </table:table-cell>
          <table:table-cell table:number-columns-repeated="1014"/>
        </table:table-row>
        <table:table-row table:style-name="ro13">
          <table:table-cell table:style-name="ce18" table:formula="of:=[.A1537]+1" office:value-type="date" office:date-value="2026-02-21" calcext:value-type="date">
            <text:p>21/02/2026</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number-columns-repeated="1014"/>
        </table:table-row>
        <table:table-row table:style-name="ro13">
          <table:table-cell table:style-name="ce18" table:formula="of:=[.A1538]+1" office:value-type="date" office:date-value="2026-02-22" calcext:value-type="date">
            <text:p>22/02/2026</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6">
          <table:table-cell table:style-name="ce18" table:formula="of:=[.A1539]+1" office:value-type="date" office:date-value="2026-02-23" calcext:value-type="date">
            <text:p>23/02/2026</text:p>
          </table:table-cell>
          <table:table-cell table:style-name="ce28" office:value-type="string" calcext:value-type="string">
            <text:p>X</text:p>
          </table:table-cell>
          <table:table-cell table:style-name="ce28" table:number-columns-repeated="4"/>
          <table:table-cell table:style-name="ce42" office:value-type="string" calcext:value-type="string">
            <text:p>Sigo evoluindo bem na tarefa em vias de terminar e partir para a próxim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6">
          <table:table-cell table:style-name="ce18" table:formula="of:=[.A1540]+1" office:value-type="date" office:date-value="2026-02-24" calcext:value-type="date">
            <text:p>24/02/2026</text:p>
          </table:table-cell>
          <table:table-cell table:style-name="ce28" office:value-type="string" calcext:value-type="string">
            <text:p>X</text:p>
          </table:table-cell>
          <table:table-cell table:style-name="ce28" table:number-columns-repeated="4"/>
          <table:table-cell table:style-name="ce42" office:value-type="string" calcext:value-type="string">
            <text:p>Sigo evoluindo bem na tarefa em vias de terminar e partir para a próxim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541]+1" office:value-type="date" office:date-value="2026-02-25" calcext:value-type="date">
            <text:p>25/02/2026</text:p>
          </table:table-cell>
          <table:table-cell table:style-name="ce28" office:value-type="string" calcext:value-type="string">
            <text:p>X</text:p>
          </table:table-cell>
          <table:table-cell table:style-name="ce28" table:number-columns-repeated="4"/>
          <table:table-cell table:style-name="ce42" office:value-type="string" calcext:value-type="string">
            <text:p>Comemoração de 15 anos de casament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camarão.</text:p>
          </table:table-cell>
          <table:table-cell table:number-columns-repeated="1014"/>
        </table:table-row>
        <table:table-row table:style-name="ro13">
          <table:table-cell table:style-name="ce21" table:formula="of:=[.A1542]+1" office:value-type="date" office:date-value="2026-02-26" calcext:value-type="date">
            <text:p>26/02/2026</text:p>
          </table:table-cell>
          <table:table-cell table:style-name="ce37" office:value-type="string" calcext:value-type="string">
            <text:p>X</text:p>
          </table:table-cell>
          <table:table-cell table:style-name="ce37" table:number-columns-repeated="4"/>
          <table:table-cell table:style-name="ce49" office:value-type="string" calcext:value-type="string">
            <text:p>Nossos 15 anos de casamento, abençoados pelo nosso Deu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Estudei bastante.</text:p>
          </table:table-cell>
          <table:table-cell table:number-columns-repeated="1014"/>
        </table:table-row>
        <table:table-row table:style-name="ro13">
          <table:table-cell table:style-name="ce18" table:formula="of:=[.A1543]+1" office:value-type="date" office:date-value="2026-02-27" calcext:value-type="date">
            <text:p>27/02/2026</text:p>
          </table:table-cell>
          <table:table-cell table:style-name="ce28" office:value-type="string" calcext:value-type="string">
            <text:p>X</text:p>
          </table:table-cell>
          <table:table-cell table:style-name="ce28" table:number-columns-repeated="4"/>
          <table:table-cell table:style-name="ce42" office:value-type="string" calcext:value-type="string">
            <text:p>Tarefa em revisão e sigo evoluindo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21" table:formula="of:=[.A1544]+1" office:value-type="date" office:date-value="2026-02-28" calcext:value-type="date">
            <text:p>28/02/2026</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minha amada espos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Descansei ao longo do dia.</text:p>
          </table:table-cell>
          <table:table-cell table:number-columns-repeated="1014"/>
        </table:table-row>
        <table:table-row table:style-name="ro13">
          <table:table-cell table:style-name="ce21" table:formula="of:=[.A1545]+1" office:value-type="date" office:date-value="2026-03-01" calcext:value-type="date">
            <text:p>01/03/2026</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40 anos de meu irmão de sangue, Pe. Marco Aurélio.</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Fiz e comi churrasco.</text:p>
          </table:table-cell>
          <table:table-cell table:number-columns-repeated="1014"/>
        </table:table-row>
        <table:table-row table:style-name="ro5">
          <table:table-cell table:style-name="ce18" table:formula="of:=[.A1546]+1" office:value-type="date" office:date-value="2026-03-02" calcext:value-type="date">
            <text:p>02/03/2026</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Recebi elogios da equipe. Porém, não recebi o valor (mais que justo e merecido) do bônus da empresa anterio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13">
          <table:table-cell table:style-name="ce18" table:formula="of:=[.A1547]+1" office:value-type="date" office:date-value="2026-03-03" calcext:value-type="date">
            <text:p>03/03/2026</text:p>
          </table:table-cell>
          <table:table-cell table:style-name="ce28" office:value-type="string" calcext:value-type="string">
            <text:p>X</text:p>
          </table:table-cell>
          <table:table-cell table:style-name="ce28" table:number-columns-repeated="4"/>
          <table:table-cell table:style-name="ce42" office:value-type="string" calcext:value-type="string">
            <text:p>Tarefa aprovada e mergeada, partindo para a próxim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548]+1" office:value-type="date" office:date-value="2026-03-04" calcext:value-type="date">
            <text:p>04/03/2026</text:p>
          </table:table-cell>
          <table:table-cell table:style-name="ce28" office:value-type="string" calcext:value-type="string">
            <text:p>X</text:p>
          </table:table-cell>
          <table:table-cell table:style-name="ce28" table:number-columns-repeated="4"/>
          <table:table-cell table:style-name="ce42" office:value-type="string" calcext:value-type="string">
            <text:p>Estou bastante participativo e recebendo elogios da equipe de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549]+1" office:value-type="date" office:date-value="2026-03-05" calcext:value-type="date">
            <text:p>05/03/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na nova tarefa e em novos context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550]+1" office:value-type="date" office:date-value="2026-03-06" calcext:value-type="date">
            <text:p>06/03/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na nova tarefa e em novos context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551]+1" office:value-type="date" office:date-value="2026-03-07" calcext:value-type="date">
            <text:p>07/03/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552]+1" office:value-type="date" office:date-value="2026-03-08" calcext:value-type="date">
            <text:p>08/03/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13">
          <table:table-cell table:style-name="ce18" table:formula="of:=[.A1553]+1" office:value-type="date" office:date-value="2026-03-09" calcext:value-type="date">
            <text:p>09/03/2026</text:p>
          </table:table-cell>
          <table:table-cell table:style-name="ce28" office:value-type="string" calcext:value-type="string">
            <text:p>X</text:p>
          </table:table-cell>
          <table:table-cell table:style-name="ce28" table:number-columns-repeated="4"/>
          <table:table-cell table:style-name="ce42" office:value-type="string" calcext:value-type="string">
            <text:p>Mudança no escopo da demanda e eu estou conseguindo evoluir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6">
          <table:table-cell table:style-name="ce18" table:formula="of:=[.A1554]+1" office:value-type="date" office:date-value="2026-03-10" calcext:value-type="date">
            <text:p>10/03/2026</text:p>
          </table:table-cell>
          <table:table-cell table:style-name="ce28" table:number-columns-repeated="4"/>
          <table:table-cell table:style-name="ce28" office:value-type="string" calcext:value-type="string">
            <text:p>X</text:p>
          </table:table-cell>
          <table:table-cell table:style-name="ce42" office:value-type="string" calcext:value-type="string">
            <text:p>Demissão em massa na empresa e vários colegas de nossa Tribo e Time foram impactad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8">
          <table:table-cell table:style-name="ce18" table:formula="of:=[.A1555]+1" office:value-type="date" office:date-value="2026-03-11" calcext:value-type="date">
            <text:p>11/03/2026</text:p>
          </table:table-cell>
          <table:table-cell table:style-name="ce28" table:number-columns-repeated="4"/>
          <table:table-cell table:style-name="ce28" office:value-type="string" calcext:value-type="string">
            <text:p>X</text:p>
          </table:table-cell>
          <table:table-cell table:style-name="ce42" office:value-type="string" calcext:value-type="string">
            <text:p>Hoje ainda foi um dia estranho e triste, ausência dos colegas, time dissolvido e saber que serei migrado pra outro contexto totalmente diferent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556]+1" office:value-type="date" office:date-value="2026-03-12" calcext:value-type="date">
            <text:p>12/03/2026</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Evolução na demanda, porém, medo do que há por vir.</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557]+1" office:value-type="date" office:date-value="2026-03-13" calcext:value-type="date">
            <text:p>13/03/2026</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Evolução na demanda, porém, medo do que há por vir.</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558]+1" office:value-type="date" office:date-value="2026-03-14" calcext:value-type="date">
            <text:p>14/03/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cachorro-quente.</text:p>
          </table:table-cell>
          <table:table-cell table:number-columns-repeated="1014"/>
        </table:table-row>
        <table:table-row table:style-name="ro13">
          <table:table-cell table:style-name="ce18" table:formula="of:=[.A1559]+1" office:value-type="date" office:date-value="2026-03-15" calcext:value-type="date">
            <text:p>15/03/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13">
          <table:table-cell table:style-name="ce18" table:formula="of:=[.A1560]+1" office:value-type="date" office:date-value="2026-03-16" calcext:value-type="date">
            <text:p>16/03/2026</text:p>
          </table:table-cell>
          <table:table-cell table:style-name="ce28" office:value-type="string" calcext:value-type="string">
            <text:p>X</text:p>
          </table:table-cell>
          <table:table-cell table:style-name="ce28" table:number-columns-repeated="4"/>
          <table:table-cell table:style-name="ce42" office:value-type="string" calcext:value-type="string">
            <text:p>Conheci o novo time e, de verdade, obrigado Deus, pois, eu gostei.</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6">
          <table:table-cell table:style-name="ce18" table:formula="of:=[.A1561]+1" office:value-type="date" office:date-value="2026-03-17" calcext:value-type="date">
            <text:p>17/03/2026</text:p>
          </table:table-cell>
          <table:table-cell table:style-name="ce28" office:value-type="string" calcext:value-type="string">
            <text:p>X</text:p>
          </table:table-cell>
          <table:table-cell table:style-name="ce28" table:number-columns-repeated="4"/>
          <table:table-cell table:style-name="ce42" office:value-type="string" calcext:value-type="string">
            <text:p>Mais bênçãos, possível renovação do carro de forma simples e destaque na tarefa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ou me alimentando muito bem.</text:p>
          </table:table-cell>
          <table:table-cell table:number-columns-repeated="1014"/>
        </table:table-row>
        <table:table-row table:style-name="ro6">
          <table:table-cell table:style-name="ce18" table:formula="of:=[.A1562]+1" office:value-type="date" office:date-value="2026-03-18" calcext:value-type="date">
            <text:p>18/03/2026</text:p>
          </table:table-cell>
          <table:table-cell table:style-name="ce28" office:value-type="string" calcext:value-type="string">
            <text:p>X</text:p>
          </table:table-cell>
          <table:table-cell table:style-name="ce28" table:number-columns-repeated="4"/>
          <table:table-cell table:style-name="ce42" office:value-type="string" calcext:value-type="string">
            <text:p>Mais bênçãos, possível renovação do carro de forma simples e destaque na tarefa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ou me alimentando muito bem.</text:p>
          </table:table-cell>
          <table:table-cell table:number-columns-repeated="1014"/>
        </table:table-row>
        <table:table-row table:style-name="ro13">
          <table:table-cell table:style-name="ce18" table:formula="of:=[.A1563]+1" office:value-type="date" office:date-value="2026-03-19" calcext:value-type="date">
            <text:p>19/03/2026</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e o aniversário de meu pai.</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nsaiei teatro de Páscoa da igreja.</text:p>
          </table:table-cell>
          <table:table-cell table:number-columns-repeated="1014"/>
        </table:table-row>
        <table:table-row table:style-name="ro13">
          <table:table-cell table:style-name="ce18" table:formula="of:=[.A1564]+1" office:value-type="date" office:date-value="2026-03-20" calcext:value-type="date">
            <text:p>20/03/2026</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565]+1" office:value-type="date" office:date-value="2026-03-21" calcext:value-type="date">
            <text:p>21/03/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esfirras árabes.</text:p>
          </table:table-cell>
          <table:table-cell table:number-columns-repeated="1014"/>
        </table:table-row>
        <table:table-row table:style-name="ro6">
          <table:table-cell table:style-name="ce18" table:formula="of:=[.A1566]+1" office:value-type="date" office:date-value="2026-03-22" calcext:value-type="date">
            <text:p>22/03/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maravilhoso e abençoado com irmãos amigos queridos, churrasco e também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2">
          <table:table-cell table:style-name="ce18" table:formula="of:=[.A1567]+1" office:value-type="date" office:date-value="2026-03-23" calcext:value-type="date">
            <text:p>23/03/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ção constan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2">
          <table:table-cell table:style-name="ce18" table:formula="of:=[.A1568]+1" office:value-type="date" office:date-value="2026-03-24" calcext:value-type="date">
            <text:p>24/03/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ção constan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rme na alimentação.</text:p>
          </table:table-cell>
          <table:table-cell table:number-columns-repeated="1014"/>
        </table:table-row>
        <table:table-row table:style-name="ro6">
          <table:table-cell table:style-name="ce18" table:formula="of:=[.A1569]+1" office:value-type="date" office:date-value="2026-03-25" calcext:value-type="date">
            <text:p>25/03/2026</text:p>
          </table:table-cell>
          <table:table-cell table:style-name="ce28" office:value-type="string" calcext:value-type="string">
            <text:p>X</text:p>
          </table:table-cell>
          <table:table-cell table:style-name="ce28" table:number-columns-repeated="4"/>
          <table:table-cell table:style-name="ce42" office:value-type="string" calcext:value-type="string">
            <text:p>Compartilhando conhecimento, aprendendo mais e tendo reconheciment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camarão.</text:p>
          </table:table-cell>
          <table:table-cell table:number-columns-repeated="1014"/>
        </table:table-row>
        <table:table-row table:style-name="ro13">
          <table:table-cell table:style-name="ce18" table:formula="of:=[.A1570]+1" office:value-type="date" office:date-value="2026-03-26" calcext:value-type="date">
            <text:p>26/03/2026</text:p>
          </table:table-cell>
          <table:table-cell table:style-name="ce28" office:value-type="string" calcext:value-type="string">
            <text:p>X</text:p>
          </table:table-cell>
          <table:table-cell table:style-name="ce28" table:number-columns-repeated="4"/>
          <table:table-cell table:style-name="ce42" office:value-type="string" calcext:value-type="string">
            <text:p>Recebi mais elogios pelo meu compartilh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3" table:number-rows-repeated="1047004">
          <table:table-cell table:number-columns-repeated="1024"/>
        </table:table-row>
        <table:table-row table:style-name="ro3">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6-03-26">00/00/0000</text:date>, <text:time style:data-style-name="N2" text:time-value="20:46:02.668032215">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6-03-26T20:46:53.810396662</dc:date>
    <meta:editing-duration>P1DT16H8M20S</meta:editing-duration>
    <meta:editing-cycles>1563</meta:editing-cycles>
    <meta:document-statistic meta:table-count="1" meta:cell-count="9457" meta:object-count="0"/>
  </office:meta>
</office:document-meta>
</file>